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83cm"/>
    </style:style>
    <style:style style:name="co2" style:family="table-column">
      <style:table-column-properties fo:break-before="auto" style:column-width="15.5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1.109cm"/>
    </style:style>
    <style:style style:name="co6" style:family="table-column">
      <style:table-column-properties fo:break-before="auto" style:column-width="16.757cm"/>
    </style:style>
    <style:style style:name="co7" style:family="table-column">
      <style:table-column-properties fo:break-before="auto" style:column-width="11.289cm"/>
    </style:style>
    <style:style style:name="co8" style:family="table-column">
      <style:table-column-properties fo:break-before="auto" style:column-width="11.13cm"/>
    </style:style>
    <style:style style:name="co9" style:family="table-column">
      <style:table-column-properties fo:break-before="auto" style:column-width="7.92cm"/>
    </style:style>
    <style:style style:name="co10" style:family="table-column">
      <style:table-column-properties fo:break-before="auto" style:column-width="12.943cm"/>
    </style:style>
    <style:style style:name="co11" style:family="table-column">
      <style:table-column-properties fo:break-before="auto" style:column-width="15.7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5.738cm" fo:break-before="auto" style:use-optimal-row-height="true"/>
    </style:style>
    <style:style style:name="ro7" style:family="table-row">
      <style:table-row-properties style:row-height="6.212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1.96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3.844cm" fo:break-before="auto" style:use-optimal-row-height="true"/>
    </style:style>
    <style:style style:name="ro13" style:family="table-row">
      <style:table-row-properties style:row-height="3.369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1.236cm" fo:break-before="auto" style:use-optimal-row-height="true"/>
    </style:style>
    <style:style style:name="ro16" style:family="table-row">
      <style:table-row-properties style:row-height="0.921cm" fo:break-before="auto" style:use-optimal-row-height="true"/>
    </style:style>
    <style:style style:name="ro17" style:family="table-row">
      <style:table-row-properties style:row-height="1.446cm" fo:break-before="auto" style:use-optimal-row-height="true"/>
    </style:style>
    <style:style style:name="ro18" style:family="table-row">
      <style:table-row-properties style:row-height="1.737cm" fo:break-before="auto" style:use-optimal-row-height="true"/>
    </style:style>
    <style:style style:name="ro19" style:family="table-row">
      <style:table-row-properties style:row-height="3.21cm" fo:break-before="auto" style:use-optimal-row-height="true"/>
    </style:style>
    <style:style style:name="ro20" style:family="table-row">
      <style:table-row-properties style:row-height="4.711cm" fo:break-before="auto" style:use-optimal-row-height="true"/>
    </style:style>
    <style:style style:name="ro21" style:family="table-row">
      <style:table-row-properties style:row-height="2.106cm" fo:break-before="auto" style:use-optimal-row-height="true"/>
    </style:style>
    <style:style style:name="ro22" style:family="table-row">
      <style:table-row-properties style:row-height="1.711cm" fo:break-before="auto" style:use-optimal-row-height="true"/>
    </style:style>
    <style:style style:name="ro23" style:family="table-row">
      <style:table-row-properties style:row-height="2.027cm" fo:break-before="auto" style:use-optimal-row-height="true"/>
    </style:style>
    <style:style style:name="ro24" style:family="table-row">
      <style:table-row-properties style:row-height="1.632cm" fo:break-before="auto" style:use-optimal-row-height="true"/>
    </style:style>
    <style:style style:name="ro25" style:family="table-row">
      <style:table-row-properties style:row-height="5.265cm" fo:break-before="auto" style:use-optimal-row-height="true"/>
    </style:style>
    <style:style style:name="ro26" style:family="table-row">
      <style:table-row-properties style:row-height="1.316cm" fo:break-before="auto" style:use-optimal-row-height="true"/>
    </style:style>
    <style:style style:name="ro27" style:family="table-row">
      <style:table-row-properties style:row-height="4.948cm" fo:break-before="auto" style:use-optimal-row-height="true"/>
    </style:style>
    <style:style style:name="ro28" style:family="table-row">
      <style:table-row-properties style:row-height="1.053cm" fo:break-before="auto" style:use-optimal-row-height="true"/>
    </style:style>
    <style:style style:name="ro29" style:family="table-row">
      <style:table-row-properties style:row-height="6.054cm" fo:break-before="auto" style:use-optimal-row-height="true"/>
    </style:style>
    <style:style style:name="ro30" style:family="table-row">
      <style:table-row-properties style:row-height="2.29cm" fo:break-before="auto" style:use-optimal-row-height="true"/>
    </style:style>
    <style:style style:name="ro31" style:family="table-row">
      <style:table-row-properties style:row-height="0.974cm" fo:break-before="auto" style:use-optimal-row-height="true"/>
    </style:style>
    <style:style style:name="ro32" style:family="table-row">
      <style:table-row-properties style:row-height="0.947cm" fo:break-before="auto" style:use-optimal-row-height="true"/>
    </style:style>
    <style:style style:name="ro33" style:family="table-row">
      <style:table-row-properties style:row-height="1.842cm" fo:break-before="auto" style:use-optimal-row-height="true"/>
    </style:style>
    <style:style style:name="ro34" style:family="table-row">
      <style:table-row-properties style:row-height="0.499cm" fo:break-before="auto" style:use-optimal-row-height="true"/>
    </style:style>
    <style:style style:name="ro35" style:family="table-row">
      <style:table-row-properties style:row-height="1.395cm" fo:break-before="auto" style:use-optimal-row-height="true"/>
    </style:style>
    <style:style style:name="ro36" style:family="table-row">
      <style:table-row-properties style:row-height="2.764cm" fo:break-before="auto" style:use-optimal-row-height="true"/>
    </style:style>
    <style:style style:name="ro37" style:family="table-row">
      <style:table-row-properties style:row-height="4.316cm" fo:break-before="auto" style:use-optimal-row-height="true"/>
    </style:style>
    <style:style style:name="ro38" style:family="table-row">
      <style:table-row-properties style:row-height="0.552cm" fo:break-before="auto" style:use-optimal-row-height="true"/>
    </style:style>
    <style:style style:name="ro39" style:family="table-row">
      <style:table-row-properties style:row-height="3.316cm" fo:break-before="auto" style:use-optimal-row-height="true"/>
    </style:style>
    <style:style style:name="ro40" style:family="table-row">
      <style:table-row-properties style:row-height="4.133cm" fo:break-before="auto" style:use-optimal-row-height="true"/>
    </style:style>
    <style:style style:name="ro41" style:family="table-row">
      <style:table-row-properties style:row-height="1.86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0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</style:style>
    <style:style style:name="ce10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108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47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111" style:family="table-cell" style:parent-style-name="Default" style:data-style-name="N0"/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1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15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11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1" fo:font-size="10pt" style:font-name-asian="Liberation Sans21" style:font-size-asian="10pt" style:font-name-complex="Liberation Sans21" style:font-size-complex="10pt"/>
    </style:style>
    <style:style style:name="ce117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11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12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2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2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23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4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5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6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28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2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1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1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32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13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34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13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13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13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139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14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4" style:font-name-complex="Calibri4"/>
    </style:style>
    <style:style style:name="ce14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14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14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4" style:font-weight-asian="bold" style:font-name-complex="Calibri4" style:font-weight-complex="bold"/>
    </style:style>
    <style:style style:name="ce14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14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4" style:font-weight-asian="bold" style:font-name-complex="Calibri4" style:font-weight-complex="bold"/>
    </style:style>
    <style:style style:name="ce14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normal" style:font-name-complex="Liberation Sans" style:font-weight-complex="normal"/>
    </style:style>
    <style:style style:name="ce14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14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15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151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15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4" style:font-weight-asian="bold" style:font-name-complex="Calibri4" style:font-weight-complex="bold"/>
    </style:style>
    <style:style style:name="ce15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15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15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normal" style:font-name-asian="Calibri3" style:font-weight-asian="normal" style:font-name-complex="Calibri3" style:font-weight-complex="normal"/>
    </style:style>
    <style:style style:name="ce15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15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4" style:font-style-asian="italic" style:font-name-complex="Calibri4" style:font-style-complex="italic"/>
    </style:style>
    <style:style style:name="ce158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T1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be480a"/>
    </style:style>
    <style:style style:name="T3" style:family="text">
      <style:text-properties fo:color="#ff0000"/>
    </style:style>
    <style:style style:name="T4" style:family="text">
      <style:text-properties fo:color="#3465a4"/>
    </style:style>
    <style:style style:name="T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 fo:color="#808080"/>
    </style:style>
    <style:style style:name="T9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text-shadow="none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12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13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14" style:family="text">
      <style:text-properties fo:text-shadow="none" style:font-name="Verdana" fo:font-size="10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15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16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17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18" style:family="text">
      <style:text-properties fo:color="#bf8f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19" style:family="text">
      <style:text-properties fo:color="#0070c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0" style:family="text">
      <style:text-properties fo:color="#bf8f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1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2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23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d47a1" fo:font-weight="bold" style:font-weight-asian="bold" style:font-weight-complex="bold"/>
    </style:style>
    <style:style style:name="T24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00000" fo:font-weight="normal" style:font-weight-asian="normal" style:font-weight-complex="normal"/>
    </style:style>
    <style:style style:name="T25" style:family="text">
      <style:text-properties fo:color="#0070c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26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fo:text-shadow="none"/>
    </style:style>
    <style:style style:name="T27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bold" style:font-weight-asian="bold" style:font-weight-complex="bold"/>
    </style:style>
    <style:style style:name="T28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normal" style:font-weight-asian="normal" style:font-weight-complex="normal"/>
    </style:style>
    <style:style style:name="T29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70c0"/>
    </style:style>
    <style:style style:name="T30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0000"/>
    </style:style>
    <style:style style:name="T31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2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3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fo:text-shadow="none" fo:color="#1b5e20"/>
    </style:style>
    <style:style style:name="T34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5" style:family="text">
      <style:text-properties style:font-name-asian="Verdana" fo:color="#000000" style:font-name="Verdana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fo:text-shadow="none" style:font-style-complex="normal" style:text-outline="false"/>
    </style:style>
    <style:style style:name="T36" style:family="text">
      <style:text-properties style:font-name-asian="Verdana" fo:color="#000000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/>
    </style:style>
    <style:style style:name="T37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d47a1"/>
    </style:style>
    <style:style style:name="T38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00000"/>
    </style:style>
    <style:style style:name="T39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fo:color="#000000" fo:font-weight="normal" style:font-weight-asian="normal" style:font-weight-complex="normal"/>
    </style:style>
    <style:style style:name="T40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2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bold" style:font-weight-complex="bold" style:font-style-asian="normal" fo:text-shadow="none"/>
    </style:style>
    <style:style style:name="T43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d47a1"/>
    </style:style>
    <style:style style:name="T44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00000"/>
    </style:style>
    <style:style style:name="T45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6" style:family="text">
      <style:text-properties fo:color="#0070c0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47" style:family="text">
      <style:text-properties fo:color="#c65911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48" style:family="text">
      <style:text-properties fo:color="#0070c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9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50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5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5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5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55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6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7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58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59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6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inherit" style:font-name-complex="inherit" style:font-size-asian="10pt" style:font-size-complex="10pt" style:font-weight-asian="normal" style:font-weight-complex="normal" style:font-style-asian="normal" style:font-name="inherit"/>
    </style:style>
    <style:style style:name="T6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d84315"/>
    </style:style>
    <style:style style:name="T62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000000"/>
    </style:style>
    <style:style style:name="T63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64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65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66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d47a1"/>
    </style:style>
    <style:style style:name="T67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68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69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70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weight="normal" fo:font-size="10pt" fo:text-shadow="none" fo:color="#c9211e"/>
    </style:style>
    <style:style style:name="T7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0pt" style:font-size-complex="10pt" style:font-weight-asian="normal" style:font-weight-complex="normal" style:font-style-asian="normal" style:font-name="Verdana"/>
    </style:style>
    <style:style style:name="T72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70c0"/>
    </style:style>
    <style:style style:name="T73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0000"/>
    </style:style>
    <style:style style:name="T74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d84315"/>
    </style:style>
    <style:style style:name="T7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000000"/>
    </style:style>
    <style:style style:name="T76" style:family="text">
      <style:text-properties fo:color="#242729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77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7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7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8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8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8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8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8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d47a1"/>
    </style:style>
    <style:style style:name="T8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6a1b9a"/>
    </style:style>
    <style:style style:name="T8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8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8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d47a1"/>
    </style:style>
    <style:style style:name="T89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0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1" style:family="text">
      <style:text-properties style:font-name="Liberation Sans" fo:color="#4a148c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style:font-name-asian="Liberation Sans"/>
    </style:style>
    <style:style style:name="T92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e64a19"/>
    </style:style>
    <style:style style:name="T93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33691e"/>
    </style:style>
    <style:style style:name="T9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9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c62828"/>
    </style:style>
    <style:style style:name="T9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7030a0"/>
    </style:style>
    <style:style style:name="T9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33691e"/>
    </style:style>
    <style:style style:name="T9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9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0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36dfe"/>
    </style:style>
    <style:style style:name="T10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10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10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10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2e7d32"/>
    </style:style>
    <style:style style:name="T10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0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10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108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1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11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1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11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11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1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11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11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118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color="#4a148c" fo:text-shadow="none" style:font-size-asian="11pt"/>
    </style:style>
    <style:style style:name="T119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7030a0"/>
    </style:style>
    <style:style style:name="T120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006064"/>
    </style:style>
    <style:style style:name="T121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000000" style:font-size-complex="6pt" style:font-size-asian="6pt" fo:font-size="6pt"/>
    </style:style>
    <style:style style:name="T122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ff0000" fo:font-size="11pt" style:font-size-asian="11pt" style:font-size-complex="11pt"/>
    </style:style>
    <style:style style:name="T123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7030a0"/>
    </style:style>
    <style:style style:name="T124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33691e"/>
    </style:style>
    <style:style style:name="T125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bold" fo:font-size="11pt" fo:text-shadow="none"/>
    </style:style>
    <style:style style:name="T126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00838f"/>
    </style:style>
    <style:style style:name="T12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2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12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13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131" style:family="text">
      <style:text-properties fo:color="#000000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/>
    </style:style>
    <style:style style:name="T132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d47a1"/>
    </style:style>
    <style:style style:name="T133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00000"/>
    </style:style>
    <style:style style:name="T134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e64a19"/>
    </style:style>
    <style:style style:name="T135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d84315"/>
    </style:style>
    <style:style style:name="T136" style:family="text">
      <style:text-properties style:font-relief="none" style:text-emphasize="none" style:font-style-complex="normal" style:font-style-asian="normal" style:font-weight-complex="normal" style:font-weight-asian="normal" style:font-size-complex="11pt" style:font-size-asian="11pt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33691e" style:font-name="Calibri" style:font-name-asian="Calibri" style:font-name-complex="Calibri"/>
    </style:style>
    <style:style style:name="T137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55308d"/>
    </style:style>
    <style:style style:name="T138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/>
    </style:style>
    <style:style style:name="T139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ed4c05"/>
    </style:style>
    <style:style style:name="T140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127622"/>
    </style:style>
    <style:style style:name="T141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000000"/>
    </style:style>
    <style:style style:name="T142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color="#006064" style:font-name="Calibri" fo:font-weight="normal" style:font-name-asian="Calibri" style:font-name-complex="Calibri" style:font-weight-asian="normal" style:font-weight-complex="normal"/>
    </style:style>
    <style:style style:name="T143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style:font-name="Liberation Sans" fo:color="#000000" fo:font-weight="bold" style:font-name-asian="Liberation Sans" style:font-name-complex="Liberation Sans" style:font-weight-asian="bold" style:font-weight-complex="bold"/>
    </style:style>
    <style:style style:name="T144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font-weight="bold" fo:color="#33691e" style:font-name="Calibri" style:font-name-asian="Calibri" style:font-name-complex="Calibri" style:font-weight-asian="normal" style:font-weight-complex="normal"/>
    </style:style>
    <style:style style:name="T145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46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d47a1"/>
    </style:style>
    <style:style style:name="T147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148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e64a19"/>
    </style:style>
    <style:style style:name="T149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d84315"/>
    </style:style>
    <style:style style:name="T15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5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558b2f"/>
    </style:style>
    <style:style style:name="T15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65100"/>
    </style:style>
    <style:style style:name="T15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5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ff4081"/>
    </style:style>
    <style:style style:name="T15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7030a0"/>
    </style:style>
    <style:style style:name="T15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558b2f"/>
    </style:style>
    <style:style style:name="T15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e65100"/>
    </style:style>
    <style:style style:name="T15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5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c2185b"/>
    </style:style>
    <style:style style:name="T16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838f"/>
    </style:style>
    <style:style style:name="T16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0000"/>
    </style:style>
    <style:style style:name="T16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838f"/>
    </style:style>
    <style:style style:name="T16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ff0000"/>
    </style:style>
    <style:style style:name="T164" style:family="text">
      <style:text-properties style:font-name="Calibri" fo:color="#7030a0" style:font-weight-complex="normal" style:font-style-complex="normal" style:font-style-asian="normal" style:font-size-complex="11pt" style:font-size-asian="11pt" style:font-weight-asian="normal" style:font-name-asian="Calibri" style:font-name-complex="Calibri" fo:text-shadow="none" style:text-underline-style="none" style:text-underline-color="font-color" fo:font-size="11pt" fo:font-weight="normal" style:text-outline="false" style:text-line-through-type="none" fo:font-style="normal"/>
    </style:style>
    <style:style style:name="T165" style:family="text">
      <style:text-properties style:font-style-asian="normal" style:font-name-complex="Calibri" style:font-weight-asian="normal" style:font-name-asian="Calibri" style:font-size-asian="11pt" fo:text-shadow="none" style:text-line-through-type="none" fo:font-weight="normal" style:font-size-complex="11pt" style:font-weight-complex="normal" style:font-style-complex="normal" fo:font-style="normal" style:text-outline="false" fo:font-size="11pt" fo:color="#00838f" style:text-underline-style="none" style:text-underline-color="font-color" style:font-name="Calibri"/>
    </style:style>
    <style:style style:name="T166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167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168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16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70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171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72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173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17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7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17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d500f9"/>
    </style:style>
    <style:style style:name="T177" style:family="text">
      <style:text-properties style:font-name-asian="Calibri" style:text-underline-style="none" style:text-underline-color="font-color" style:font-size-asian="11pt" style:font-name-complex="Calibri" style:font-name="Calibri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/>
    </style:style>
    <style:style style:name="T178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Liberation Sans" style:font-name="Liberation Sans" style:font-name-complex="Liberation Sans"/>
    </style:style>
    <style:style style:name="T179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Calibri" style:font-name-asian="Calibri" style:font-name-complex="Calibri"/>
    </style:style>
    <style:style style:name="T180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complex="Liberation Sans" style:font-name-asian="Liberation Sans"/>
    </style:style>
    <style:style style:name="T181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Calibri" style:font-name="Calibri" style:font-name-complex="Calibri"/>
    </style:style>
    <style:style style:name="T182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complex="Liberation Sans" style:font-name-asian="Liberation Sans" style:font-name="Liberation Sans"/>
    </style:style>
    <style:style style:name="T183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asian="Liberation Sans" style:font-name-complex="Liberation Sans"/>
    </style:style>
    <style:style style:name="T18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8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186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87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188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189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19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9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838f"/>
    </style:style>
    <style:style style:name="T19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19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194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9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527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9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19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ad1457"/>
    </style:style>
    <style:style style:name="T19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19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0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0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97a7"/>
    </style:style>
    <style:style style:name="T20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1b5e20"/>
    </style:style>
    <style:style style:name="T20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88e3c"/>
    </style:style>
    <style:style style:name="T204" style:family="text">
      <style:text-properties fo:color="#0070c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0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206" style:family="text">
      <style:text-properties fo:color="#d8431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0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0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20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21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21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6a1b9a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1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Liberation Sans" style:font-name-asian="Liberation Sans" style:font-name-complex="Liberation Sans" fo:color="#000000"/>
    </style:style>
    <style:style style:name="T213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6a1b9a" style:font-name="Calibri" style:font-name-asian="Calibri" style:font-name-complex="Calibri"/>
    </style:style>
    <style:style style:name="T214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Calibri" style:font-name-asian="Calibri" style:font-name-complex="Calibri"/>
    </style:style>
    <style:style style:name="T215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216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217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218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21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6a1b9a"/>
    </style:style>
    <style:style style:name="T220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21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22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6a1b9a"/>
    </style:style>
    <style:style style:name="T22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2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2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b71c1c"/>
    </style:style>
    <style:style style:name="T22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fo:font-weight="normal" fo:font-size="11pt" style:font-style-complex="normal" fo:color="#558b2f" style:text-underline-style="solid" style:text-underline-width="auto" style:text-underline-color="font-color"/>
    </style:style>
    <style:style style:name="T227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228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29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230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231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Liberation Sans" fo:font-size="10pt" style:font-name-complex="Liberation Sans" style:font-size-asian="10pt" style:font-name="Liberation Sans"/>
    </style:style>
    <style:style style:name="T232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23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34" style:family="text">
      <style:text-properties fo:color="#e64a19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35" style:family="text">
      <style:text-properties fo:color="#0d47a1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3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33444d"/>
    </style:style>
    <style:style style:name="T23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38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39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0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4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4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24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d84315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24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f6c00"/>
    </style:style>
    <style:style style:name="T24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4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ff4081"/>
    </style:style>
    <style:style style:name="T24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e65100"/>
    </style:style>
    <style:style style:name="T24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880e4f"/>
    </style:style>
    <style:style style:name="T25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25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5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5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500f9"/>
    </style:style>
    <style:style style:name="T254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5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d32f2f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25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ef6c00"/>
    </style:style>
    <style:style style:name="T25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5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59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0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1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62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" style:font-name="Liberation Sans"/>
    </style:style>
    <style:style style:name="T263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bold" style:font-weight-asian="bold" style:font-weight-complex="bold"/>
    </style:style>
    <style:style style:name="T264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113"/>
        <table:table-column table:style-name="co2" table:default-cell-style-name="ce113"/>
        <table:table-column table:style-name="co3" table:number-columns-repeated="62" table:default-cell-style-name="ce113"/>
        <table:table-column table:style-name="co4" table:number-columns-repeated="960" table:default-cell-style-name="ce111"/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104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104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УСТАНОВКА И ДЕИНСТАЛЛЯЦИЯ ПАКЕТОВ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104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104"/>
          <table:table-cell table:number-columns-repeated="1022"/>
        </table:table-row>
        <table:table-row table:style-name="ro2">
          <table:table-cell table:style-name="ce104" office:value-type="string" calcext:value-type="string">
            <text:p>/var/log</text:p>
          </table:table-cell>
          <table:table-cell table:style-name="ce104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mesg</text:p>
          </table:table-cell>
          <table:table-cell table:style-name="ce104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ТЕРМИНАЛ</text:p>
          </table:table-cell>
          <table:table-cell table:style-name="ce4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!!</text:p>
          </table:table-cell>
          <table:table-cell table:style-name="ce104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'+' <text:s/>или Ctrl+9</text:p>
          </table:table-cell>
          <table:table-cell table:style-name="ce104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C</text:p>
          </table:table-cell>
          <table:table-cell table:style-name="ce104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Insert</text:p>
          </table:table-cell>
          <table:table-cell table:style-name="ce104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trl+Alt+F3</text:p>
          </table:table-cell>
          <table:table-cell table:style-name="ce104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Alt+F1</text:p>
          </table:table-cell>
          <table:table-cell table:style-name="ce104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lear</text:p>
          </table:table-cell>
          <table:table-cell table:style-name="ce104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xrandr</text:p>
          </table:table-cell>
          <table:table-cell table:style-name="ce104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xrandr -s 1024x768</text:p>
          </table:table-cell>
          <table:table-cell table:style-name="ce104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sudo</text:p>
          </table:table-cell>
          <table:table-cell table:style-name="ce104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echo</text:p>
          </table:table-cell>
          <table:table-cell table:style-name="ce104" office:value-type="string" calcext:value-type="string">
            <text:p>напечатать что-то на экране или в файл, если после указать "&gt;" и имя файла.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 text:c="2"/>|</text:p>
          </table:table-cell>
          <table:table-cell table:style-name="ce104" office:value-type="string" calcext:value-type="string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man -k &lt;интересующая команда keyword или её кусок&gt;</text:p>
          </table:table-cell>
          <table:table-cell table:style-name="ce104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atis &lt;интересующая команда или её кусок&gt;</text:p>
          </table:table-cell>
          <table:table-cell table:style-name="ce104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 table:number-rows-repeated="5">
          <table:table-cell table:style-name="ce104" table:number-columns-repeated="2"/>
          <table:table-cell table:number-columns-repeated="1022"/>
        </table:table-row>
        <table:table-row table:style-name="ro5">
          <table:table-cell table:style-name="ce6" office:value-type="string" calcext:value-type="string">
            <text:p>ПАМЯТЬ И ПРОЦЕСС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6" office:value-type="string" calcext:value-type="string">
            <text:p>ps</text:p>
          </table:table-cell>
          <table:table-cell table:style-name="ce104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x</text:p>
          </table:table-cell>
          <table:table-cell table:style-name="ce104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&lt;имя пользователя&gt;</text:p>
          </table:table-cell>
          <table:table-cell table:style-name="ce104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-aux</text:p>
          </table:table-cell>
          <table:table-cell table:style-name="ce104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ps -aux | grep denis</text:p>
          </table:table-cell>
          <table:table-cell table:style-name="ce104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</text:p>
          </table:table-cell>
          <table:table-cell table:style-name="ce104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all &lt;имя процесса&gt;</text:p>
          </table:table-cell>
          <table:table-cell table:style-name="ce104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 <text:span text:style-name="T1">-STOP</text:span> &lt;имя процесса&gt;</text:p>
          </table:table-cell>
          <table:table-cell table:style-name="ce104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kill <text:span text:style-name="T1">-CONT</text:span> &lt;имя процесса&gt;</text:p>
          </table:table-cell>
          <table:table-cell table:style-name="ce104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fg</text:p>
          </table:table-cell>
          <table:table-cell table:style-name="ce104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С</text:p>
          </table:table-cell>
          <table:table-cell table:style-name="ce104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+Z</text:p>
          </table:table-cell>
          <table:table-cell table:style-name="ce104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top</text:p>
          </table:table-cell>
          <table:table-cell table:style-name="ce104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P</text:p>
          </table:table-cell>
          <table:table-cell table:style-name="ce104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ift+M</text:p>
          </table:table-cell>
          <table:table-cell table:style-name="ce104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free -h</text:p>
          </table:table-cell>
          <table:table-cell table:style-name="ce104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shutdown</text:p>
          </table:table-cell>
          <table:table-cell table:style-name="ce104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reboot now</text:p>
          </table:table-cell>
          <table:table-cell table:style-name="ce104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СЛУЖБЫ (скрытые фоновые процессы)</text:p>
          </table:table-cell>
          <table:table-cell table:style-name="ce108"/>
          <table:table-cell table:number-columns-repeated="1022"/>
        </table:table-row>
        <table:table-row table:style-name="ro2">
          <table:table-cell table:style-name="ce47" office:value-type="string" calcext:value-type="string">
            <text:p>systemctl <text:span text:style-name="T2">опции</text:span> <text:span text:style-name="T3">команда</text:span> <text:span text:style-name="T4">служба служба</text:span></text:p>
          </table:table-cell>
          <table:table-cell table:style-name="ce47" office:value-type="string" calcext:value-type="string">
            <text:p><text:a xlink:href="https://losst.ru/upravlenie-sluzhbami-linux" xlink:type="simple">https://losst.ru/upravlenie-sluzhbami-linux</text:a>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ystemctl stop predictive</text:p>
          </table:table-cell>
          <table:table-cell table:style-name="ce104" office:value-type="string" calcext:value-type="string">
            <text:p>остановить службу предсказаний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">systemctl </text:span>list-units</text:p>
          </table:table-cell>
          <table:table-cell table:style-name="ce104" office:value-type="string" calcext:value-type="string">
            <text:p>посмотреть все службы (юниты), аналог опции -t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systemctl list-units --type service</text:p>
          </table:table-cell>
          <table:table-cell table:style-name="Default" office:value-type="string" calcext:value-type="string">
            <text:p><text:span text:style-name="T5">посмотреть </text:span>только программы, а не все эти дополнительные компоненты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">systemctl </text:span>start service</text:p>
          </table:table-cell>
          <table:table-cell table:style-name="ce104" office:value-type="string" calcext:value-type="string">
            <text:p>запустить служб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">systemctl </text:span>restart …</text:p>
          </table:table-cell>
          <table:table-cell table:style-name="ce104" office:value-type="string" calcext:value-type="string">
            <text:p>перезапустить служб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">systemctl </text:span>try-restart …</text:p>
          </table:table-cell>
          <table:table-cell table:style-name="ce104" office:value-type="string" calcext:value-type="string">
            <text:p>перезапустить службу, только если она запущен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5">systemctl </text:span>reload-or-restart …</text:p>
          </table:table-cell>
          <table:table-cell table:style-name="ce104" office:value-type="string" calcext:value-type="string">
            <text:p>обновить конфигурацию затем выполнить перезапуск службы linux, если не поддерживается - только перезапустить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">systemctl </text:span>enable …</text:p>
          </table:table-cell>
          <table:table-cell table:style-name="ce104" office:value-type="string" calcext:value-type="string">
            <text:p>добавить службу в автозагруз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">systemctl </text:span>disable …</text:p>
          </table:table-cell>
          <table:table-cell table:style-name="ce104" office:value-type="string" calcext:value-type="string">
            <text:p>удалить службу из автозагруз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">systemctl </text:span>is-enabled </text:p>
          </table:table-cell>
          <table:table-cell table:style-name="ce104" office:value-type="string" calcext:value-type="string">
            <text:p>проверить если ли уже служба в автозагрузке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">systemctl </text:span>snapsot</text:p>
          </table:table-cell>
          <table:table-cell table:style-name="ce104" office:value-type="string" calcext:value-type="string">
            <text:p>сохранить состояние служб, чтобы потом восстановить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">systemctl </text:span>daemon-reload</text:p>
          </table:table-cell>
          <table:table-cell table:style-name="ce104" office:value-type="string" calcext:value-type="string">
            <text:p>обновить конфигурацию всех служб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47" office:value-type="string" calcext:value-type="string">
            <text:p>Units (юниты)</text:p>
          </table:table-cell>
          <table:table-cell table:style-name="ce47" office:value-type="string" calcext:value-type="string">
            <text:p><text:a xlink:href="https://linux-notes.org/pishem-systemd-unit-fajl/" xlink:type="simple">https://linux-notes.org/pishem-systemd-unit-fajl/</text:a></text:p>
          </table:table-cell>
          <table:table-cell table:number-columns-repeated="1022"/>
        </table:table-row>
        <table:table-row table:style-name="ro1" table:number-rows-repeated="9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НАВИГАЦИЯ И ПОИСК.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6" office:value-type="string" calcext:value-type="string">
            <text:p>cd</text:p>
          </table:table-cell>
          <table:table-cell table:style-name="ce104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.</text:p>
          </table:table-cell>
          <table:table-cell table:style-name="ce104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..</text:p>
          </table:table-cell>
          <table:table-cell table:style-name="ce104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../..</text:p>
          </table:table-cell>
          <table:table-cell table:style-name="ce104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d ~</text:p>
          </table:table-cell>
          <table:table-cell table:style-name="ce104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pwd</text:p>
          </table:table-cell>
          <table:table-cell table:style-name="ce104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ls</text:p>
          </table:table-cell>
          <table:table-cell table:style-name="ce104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ls -la</text:p>
          </table:table-cell>
          <table:table-cell table:style-name="ce104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ls -la -R /</text:p>
          </table:table-cell>
          <table:table-cell table:style-name="ce104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ocate &lt;имя файла/папки&gt;</text:p>
          </table:table-cell>
          <table:table-cell table:style-name="ce104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ereis &lt;имя файла/папки&gt;</text:p>
          </table:table-cell>
          <table:table-cell table:style-name="ce104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find /home -name "&lt;имя файла/папки&gt;"</text:p>
          </table:table-cell>
          <table:table-cell table:style-name="ce104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i</text:p>
          </table:table-cell>
          <table:table-cell table:style-name="ce104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d /media/cdrom</text:p>
          </table:table-cell>
          <table:table-cell table:style-name="ce104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РАБОТА С ФАЙЛАМИ И ПАПКАМИ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6" office:value-type="string" calcext:value-type="string">
            <text:p>mkdir</text:p>
          </table:table-cell>
          <table:table-cell table:style-name="ce104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kdir -p Dir4/Dir5</text:p>
          </table:table-cell>
          <table:table-cell table:style-name="ce104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touch</text:p>
          </table:table-cell>
          <table:table-cell table:style-name="ce104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rm</text:p>
          </table:table-cell>
          <table:table-cell table:style-name="ce104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mdir</text:p>
          </table:table-cell>
          <table:table-cell table:style-name="ce104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mdir -p dir1/dir2/dir3</text:p>
          </table:table-cell>
          <table:table-cell table:style-name="ce104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i</text:p>
          </table:table-cell>
          <table:table-cell table:style-name="ce104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rm -R</text:p>
          </table:table-cell>
          <table:table-cell table:style-name="ce104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udo rm -R /</text:p>
          </table:table-cell>
          <table:table-cell table:style-name="ce104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cat</text:p>
          </table:table-cell>
          <table:table-cell table:style-name="ce104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more</text:p>
          </table:table-cell>
          <table:table-cell table:style-name="ce104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less</text:p>
          </table:table-cell>
          <table:table-cell table:style-name="ce104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6">cp</text:span> &lt;название файла&gt; &lt;путь, куда копируем&gt;</text:p>
          </table:table-cell>
          <table:table-cell table:style-name="ce104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p hello*.*</text:p>
          </table:table-cell>
          <table:table-cell table:style-name="ce104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p hello?.*</text:p>
          </table:table-cell>
          <table:table-cell table:style-name="ce104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p -R Dir2 Dir 4</text:p>
          </table:table-cell>
          <table:table-cell table:style-name="ce104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v</text:p>
          </table:table-cell>
          <table:table-cell table:style-name="ce104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mv</text:p>
          </table:table-cell>
          <table:table-cell table:style-name="ce104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v text.txt .text.txt</text:p>
          </table:table-cell>
          <table:table-cell table:style-name="ce104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v &lt;file name&gt; &lt;folder name&gt;/</text:p>
          </table:table-cell>
          <table:table-cell table:style-name="ce104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v &lt;file name&gt; ..</text:p>
          </table:table-cell>
          <table:table-cell table:style-name="ce104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df /work</text:p>
          </table:table-cell>
          <table:table-cell table:style-name="ce104" office:value-type="string" calcext:value-type="string">
            <text:p>df - команда, показывающая, на каком диске находится папк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f /root</text:p>
          </table:table-cell>
          <table:table-cell table:style-name="ce104" office:value-type="string" calcext:value-type="string">
            <text:p>узнать, где зранится корен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f -Th | grep "^/dev"</text:p>
          </table:table-cell>
          <table:table-cell table:style-name="ce104" office:value-type="string" calcext:value-type="string">
            <text:p>Использование дискового пространств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sblk -f</text:p>
          </table:table-cell>
          <table:table-cell table:style-name="ce104" office:value-type="string" calcext:value-type="string">
            <text:p>Показать дерево дисков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ЗАПИСЬ В ФАЙЛ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gedit</text:p>
          </table:table-cell>
          <table:table-cell table:style-name="ce104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111" table:number-columns-repeated="2"/>
          <table:table-cell table:number-columns-repeated="1022"/>
        </table:table-row>
        <table:table-row table:style-name="ro2">
          <table:table-cell table:style-name="ce106" office:value-type="string" calcext:value-type="string">
            <text:p>nano</text:p>
          </table:table-cell>
          <table:table-cell table:style-name="ce104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6">
          <table:table-cell table:style-name="ce104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104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trl-K (или F9)</text:p>
          </table:table-cell>
          <table:table-cell table:style-name="ce104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комбинация Alt-6</text:p>
          </table:table-cell>
          <table:table-cell table:style-name="ce104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trl-U или F10</text:p>
          </table:table-cell>
          <table:table-cell table:style-name="ce104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pico</text:p>
          </table:table-cell>
          <table:table-cell table:style-name="ce104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vi</text:p>
          </table:table-cell>
          <table:table-cell table:style-name="ce104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7">
          <table:table-cell table:style-name="ce104" office:value-type="string" calcext:value-type="string">
            <text:p>sed</text:p>
          </table:table-cell>
          <table:table-cell table:style-name="ce104" office:value-type="string" calcext:value-type="string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ЯРЛЫКИ, СОРТИНГ, РЕГУЛЯРНЫЕ ВЫРАЖЕНИЯ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ln -s</text:p>
          </table:table-cell>
          <table:table-cell table:style-name="ce104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8">
          <table:table-cell table:style-name="ce106" office:value-type="string" calcext:value-type="string">
            <text:p>ln</text:p>
          </table:table-cell>
          <table:table-cell table:style-name="ce104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wc &lt;имя файла&gt;</text:p>
          </table:table-cell>
          <table:table-cell table:style-name="ce104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ort &lt;имя файла с данными&gt;</text:p>
          </table:table-cell>
          <table:table-cell table:style-name="ce104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-n</text:p>
          </table:table-cell>
          <table:table-cell table:style-name="ce104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104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атрибут -f 3</text:p>
          </table:table-cell>
          <table:table-cell table:style-name="ce104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6">grep</text:span> &lt;искомый текст&gt; &lt;папка/файл&gt;</text:p>
          </table:table-cell>
          <table:table-cell table:style-name="ce104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-E "[A-Za-z].gov" mydatafile.txt</text:p>
          </table:table-cell>
          <table:table-cell table:style-name="ce104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-E "[A-Za-z]*.gov" mydatafile.txt</text:p>
          </table:table-cell>
          <table:table-cell table:style-name="ce104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-E "(kgb.gov|intel.com)"</text:p>
          </table:table-cell>
          <table:table-cell table:style-name="ce104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ЕРЕНАПРАВЛЕНИЕ ВЫВОДА/ВВОДА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read</text:p>
          </table:table-cell>
          <table:table-cell table:style-name="ce104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ead &lt;имя переменной&gt;</text:p>
          </table:table-cell>
          <table:table-cell table:style-name="ce104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ort names.txt</text:p>
          </table:table-cell>
          <table:table-cell table:style-name="ce104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sort names.txt &gt; sorted.txt</text:p>
          </table:table-cell>
          <table:table-cell table:style-name="ce104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»</text:p>
          </table:table-cell>
          <table:table-cell table:style-name="ce104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2&gt;</text:p>
          </table:table-cell>
          <table:table-cell table:style-name="ce104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2&gt; errors.txt</text:p>
          </table:table-cell>
          <table:table-cell table:style-name="ce104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anton /etc/* 2&gt; /dev/null</text:p>
          </table:table-cell>
          <table:table-cell table:style-name="ce104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anton /etc/* &gt; good.txt 2&gt; errors.txt</text:p>
          </table:table-cell>
          <table:table-cell table:style-name="ce104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rep anton /etc/* &amp;&gt; allresults.txt</text:p>
          </table:table-cell>
          <table:table-cell table:style-name="ce104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АРХИВИРОВАНИЕ И КОМПРЕССИЯ ДАННЫХ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tar</text:p>
          </table:table-cell>
          <table:table-cell table:style-name="ce104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6">tar</text:span> cvf mytar.tar Folder1</text:p>
          </table:table-cell>
          <table:table-cell table:style-name="ce104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tar tf mytar.tar</text:p>
          </table:table-cell>
          <table:table-cell table:style-name="ce104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tar xvf mytar.tar</text:p>
          </table:table-cell>
          <table:table-cell table:style-name="ce104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8">
          <table:table-cell table:style-name="ce104" office:value-type="string" calcext:value-type="string">
            <text:p><text:span text:style-name="T6">gzip</text:span> mytar.tar</text:p>
          </table:table-cell>
          <table:table-cell table:style-name="ce104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unzip mytar.tar.gz</text:p>
          </table:table-cell>
          <table:table-cell table:style-name="ce104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6">bzip2</text:span> mytar.tar</text:p>
          </table:table-cell>
          <table:table-cell table:style-name="ce104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bunzip2 mytar.tar.bz2</text:p>
          </table:table-cell>
          <table:table-cell table:style-name="ce104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6">xz</text:span> и unxz</text:p>
          </table:table-cell>
          <table:table-cell table:style-name="ce104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4">
          <table:table-cell table:style-name="ce106" office:value-type="string" calcext:value-type="string">
            <text:p>tar cvzf mytar.tar Folder1</text:p>
          </table:table-cell>
          <table:table-cell table:style-name="ce44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104"/>
          <table:table-cell table:style-name="ce44"/>
          <table:table-cell table:number-columns-repeated="1022"/>
        </table:table-row>
        <table:table-row table:style-name="ro4">
          <table:table-cell table:style-name="ce106" office:value-type="string" calcext:value-type="string">
            <text:p>zip -r myZIP.zip Folder1</text:p>
          </table:table-cell>
          <table:table-cell table:style-name="ce44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unzip myZIP.zip</text:p>
          </table:table-cell>
          <table:table-cell table:style-name="ce104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ОЛЬЗОВАТЕЛИ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cat /etc/passwd</text:p>
          </table:table-cell>
          <table:table-cell table:style-name="ce104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oami</text:p>
          </table:table-cell>
          <table:table-cell table:style-name="ce104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6">su</text:span> &lt;имя юзера&gt;</text:p>
          </table:table-cell>
          <table:table-cell table:style-name="ce104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exit</text:p>
          </table:table-cell>
          <table:table-cell table:style-name="ce104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ogout</text:p>
          </table:table-cell>
          <table:table-cell table:style-name="ce104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id &lt;имя юзера&gt;</text:p>
          </table:table-cell>
          <table:table-cell table:style-name="ce104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ast</text:p>
          </table:table-cell>
          <table:table-cell table:style-name="ce104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who</text:p>
          </table:table-cell>
          <table:table-cell table:style-name="ce104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w</text:p>
          </table:table-cell>
          <table:table-cell table:style-name="ce104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<text:span text:style-name="T6">useradd</text:span> -m &lt;имя пользователя&gt;</text:p>
          </table:table-cell>
          <table:table-cell table:style-name="ce104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passwd &lt;имя пользователя&gt;</text:p>
          </table:table-cell>
          <table:table-cell table:style-name="ce104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/etc/skel/</text:p>
          </table:table-cell>
          <table:table-cell table:style-name="ce104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userdel -r &lt;имя пользователя&gt;</text:p>
          </table:table-cell>
          <table:table-cell table:style-name="ce104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groupadd &lt;имя группы&gt;</text:p>
          </table:table-cell>
          <table:table-cell table:style-name="ce104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groupdel &lt;имя группы&gt;</text:p>
          </table:table-cell>
          <table:table-cell table:style-name="ce104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<text:span text:style-name="T6">usermod</text:span> <text:span text:style-name="T1">-aG</text:span> &lt;имя группы&gt; &lt;имя пользователя&gt;</text:p>
          </table:table-cell>
          <table:table-cell table:style-name="ce104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deluser &lt;имя группы&gt; &lt;имя пользователя&gt;</text:p>
          </table:table-cell>
          <table:table-cell table:style-name="ce104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СЕТЬ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env | grep proxy</text:p>
          </table:table-cell>
          <table:table-cell table:style-name="ce104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ifconfig</text:p>
          </table:table-cell>
          <table:table-cell table:style-name="ce104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iwconfig</text:p>
          </table:table-cell>
          <table:table-cell table:style-name="ce104" office:value-type="string" calcext:value-type="string">
            <text:p>настройки роутера, в том числе PowerManagement: on или off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lshw -C network</text:p>
          </table:table-cell>
          <table:table-cell table:style-name="ce104" office:value-type="string" calcext:value-type="string">
            <text:p>информация об интернет-роутер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netstat -antu</text:p>
          </table:table-cell>
          <table:table-cell table:style-name="ce104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ifconfig</text:p>
          </table:table-cell>
          <table:table-cell table:style-name="ce104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ip addr show</text:p>
          </table:table-cell>
          <table:table-cell table:style-name="ce104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oute</text:p>
          </table:table-cell>
          <table:table-cell table:style-name="ce104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2">
          <table:table-cell table:style-name="ce106" office:value-type="string" calcext:value-type="string">
            <text:p>ping</text:p>
          </table:table-cell>
          <table:table-cell table:style-name="ce104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2">
          <table:table-cell table:style-name="ce112" office:value-type="string" calcext:value-type="string">
            <text:p><text:a xlink:href="https://linuxrussia.com/openvpn-gui-clients.html" xlink:type="simple">https://linuxrussia.com/openvpn-gui-clients.html</text:a></text:p>
          </table:table-cell>
          <table:table-cell table:style-name="ce112" office:value-type="string" calcext:value-type="string">
            <text:p>инструкция, как подключить openvpn в Linux</text:p>
          </table:table-cell>
          <table:table-cell table:number-columns-repeated="1022"/>
        </table:table-row>
        <table:table-row table:style-name="ro1">
          <table:table-cell table:style-name="ce112" table:number-columns-repeated="2"/>
          <table:table-cell table:number-columns-repeated="1022"/>
        </table:table-row>
        <table:table-row table:style-name="ro2">
          <table:table-cell table:style-name="ce112" office:value-type="string" calcext:value-type="string">
            <text:p>sudo route -n</text:p>
          </table:table-cell>
          <table:table-cell table:style-name="ce112" office:value-type="string" calcext:value-type="string">
            <text:p>увидеть соединения, в том числе vpn</text:p>
          </table:table-cell>
          <table:table-cell table:number-columns-repeated="1022"/>
        </table:table-row>
        <table:table-row table:style-name="ro9">
          <table:table-cell table:style-name="ce44" office:value-type="string" calcext:value-type="string">
            <text:p>sudo route del -net 0.0.0.0 gw 172.31.20.209 netmask 0.0.0.0 dev tun0</text:p>
          </table:table-cell>
          <table:table-cell table:style-name="ce104" office:value-type="string" calcext:value-type="string">
            <text:p>Поменять местами стоящее на первом месте vpn соединение с соединением основного внешнего интернета. Теперь все запросы сначала идут во внешний нтернет, а потом, если не находятся - в vpn ???</text:p>
            <text:p><text:span text:style-name="T9">172.31.20.209 заменяем на наш ip от vpn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РАВА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104" office:value-type="string" calcext:value-type="string">
            <text:p>rwx</text:p>
          </table:table-cell>
          <table:table-cell table:style-name="ce104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--</text:p>
          </table:table-cell>
          <table:table-cell table:style-name="ce104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own &lt;имя пользователя&gt; &lt;имя файла/папки&gt;</text:p>
          </table:table-cell>
          <table:table-cell table:style-name="ce104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chgrp &lt;имя группы&gt; &lt;имя файла/папки&gt;</text:p>
          </table:table-cell>
          <table:table-cell table:style-name="ce104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udo chmod o+x &lt;имя файла/папки&gt;</text:p>
          </table:table-cell>
          <table:table-cell table:style-name="ce104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mod u+x, g-w, o+r &lt;имя файла/папки&gt;</text:p>
          </table:table-cell>
          <table:table-cell table:style-name="ce104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chmod ugo=r &lt;имя файла/папки&gt;</text:p>
          </table:table-cell>
          <table:table-cell table:style-name="ce104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 = 4, w = 2, x = 1</text:p>
          </table:table-cell>
          <table:table-cell table:style-name="ce104"/>
          <table:table-cell table:number-columns-repeated="1022"/>
        </table:table-row>
        <table:table-row table:style-name="ro4">
          <table:table-cell table:style-name="ce104" office:value-type="string" calcext:value-type="string">
            <text:p>rwx = 7, rw- = 6, r-x = 5, r-- = 4, -wx = 3, -w- = 2, --x = 1, --- = 0</text:p>
          </table:table-cell>
          <table:table-cell table:style-name="ce104"/>
          <table:table-cell table:number-columns-repeated="1022"/>
        </table:table-row>
        <table:table-row table:style-name="ro4">
          <table:table-cell table:style-name="ce104" office:value-type="string" calcext:value-type="string">
            <text:p>chmod 777 &lt;имя файла/папки&gt;</text:p>
          </table:table-cell>
          <table:table-cell table:style-name="ce104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mod o+t &lt;имя папки&gt;</text:p>
          </table:table-cell>
          <table:table-cell table:style-name="ce104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do chmod 1777 &lt;имя папки&gt;</text:p>
          </table:table-cell>
          <table:table-cell table:style-name="ce104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hmod -R 777 .</text:p>
          </table:table-cell>
          <table:table-cell table:style-name="ce104" office:value-type="string" calcext:value-type="string">
            <text:p>РЕКУРСИВНАЯ смена прав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УСТРОЙСТВА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lsusb</text:p>
          </table:table-cell>
          <table:table-cell table:style-name="ce104" office:value-type="string" calcext:value-type="string">
            <text:p>Показывает подключенные по USB устройств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canimage -L</text:p>
          </table:table-cell>
          <table:table-cell table:style-name="ce104" office:value-type="string" calcext:value-type="string">
            <text:p>Показывает установленные сканеры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ubuntu-drivers devices</text:p>
          </table:table-cell>
          <table:table-cell table:style-name="ce104" office:value-type="string" calcext:value-type="string">
            <text:p>Вывести список девайсов.</text:p>
            <text:p>Например, видеокарту и ее драйверы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0">
          <table:table-cell table:style-name="ce104" office:value-type="string" calcext:value-type="string">
            <text:p><text:span text:style-name="T7">sudo fdisk -l     </text:span><text:span text:style-name="T8"># узнаём имя нашей флешки, например dev/sdd</text:span></text:p>
            <text:p/>
            <text:p>sudo dd if='~/Downloads/ubuntu20_04.iso' of=/dev/sdd bs=1M</text:p>
          </table:table-cell>
          <table:table-cell table:style-name="ce104" office:value-type="string" calcext:value-type="string">
            <text:p><text:span text:style-name="T10">Сделать загрузочную флешку из iso-образа</text:span></text:p>
            <text:p>С помощью опции if надо передать путь к образу, который надо записать, а of - устройство, на которое его надо записать. Опция bs помогает утилите работать быстрее. Обратите внимание, что данные надо записывать именно на флешку, а не на раздел на ней.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brscan-skey <text:s/>-l</text:p>
          </table:table-cell>
          <table:table-cell table:style-name="ce104" office:value-type="string" calcext:value-type="string">
            <text:p>Показать список установленных устройств фирмы Brother</text:p>
          </table:table-cell>
          <table:table-cell table:number-columns-repeated="1022"/>
        </table:table-row>
        <table:table-row table:style-name="ro1" table:number-rows-repeated="5">
          <table:table-cell table:style-name="ce104" table:number-columns-repeated="2"/>
          <table:table-cell table:number-columns-repeated="1022"/>
        </table:table-row>
        <table:table-row table:style-name="ro1" table:number-rows-repeated="8">
          <table:table-cell table:style-name="Default" table:number-columns-repeated="2"/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BASH SCRIPTS</text:p>
          </table:table-cell>
          <table:table-cell table:style-name="ce6"/>
          <table:table-cell table:number-columns-repeated="1022"/>
        </table:table-row>
        <table:table-row table:style-name="ro3">
          <table:table-cell table:style-name="ce104"/>
          <table:table-cell table:style-name="ce104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chmod a+x myscript.sh</text:p>
          </table:table-cell>
          <table:table-cell table:style-name="ce104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./myscript.sh</text:p>
          </table:table-cell>
          <table:table-cell table:style-name="ce104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$0</text:p>
          </table:table-cell>
          <table:table-cell table:style-name="ce104" office:value-type="string" calcext:value-type="string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$1</text:p>
          </table:table-cell>
          <table:table-cell table:style-name="ce104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11">
          <table:table-cell table:style-name="ce104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104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12">
          <table:table-cell table:style-name="ce104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104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10">
          <table:table-cell table:style-name="ce104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104" office:value-type="string" calcext:value-type="string">
            <text:p>while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for myfile in `ls *.txt`; do</text:p>
            <text:p>cat $myfile</text:p>
            <text:p>done</text:p>
          </table:table-cell>
          <table:table-cell table:style-name="ce104" office:value-type="string" calcext:value-type="string">
            <text:p>for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for x in {1...10}; do</text:p>
            <text:p>echo "X = $x"</text:p>
            <text:p>done</text:p>
          </table:table-cell>
          <table:table-cell table:style-name="ce104" office:value-type="string" calcext:value-type="string">
            <text:p>for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104" office:value-type="string" calcext:value-type="string">
            <text:p>for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summa=0</text:p>
          </table:table-cell>
          <table:table-cell table:style-name="ce104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3">
          <table:table-cell table:style-name="ce104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104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myFunction 50 vasya</text:p>
          </table:table-cell>
          <table:table-cell table:style-name="ce104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"Summa = $summa"</text:p>
          </table:table-cell>
          <table:table-cell table:style-name="ce104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52">
          <table:table-cell table:style-name="ce104" table:number-columns-repeated="2"/>
          <table:table-cell table:number-columns-repeated="1022"/>
        </table:table-row>
        <table:table-row table:style-name="ro1" table:number-rows-repeated="10482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5" table:default-cell-style-name="ce113"/>
        <table:table-column table:style-name="co6" table:default-cell-style-name="ce113"/>
        <table:table-column table:style-name="co3" table:number-columns-repeated="62" table:default-cell-style-name="ce113"/>
        <table:table-column table:style-name="co4" table:number-columns-repeated="960" table:default-cell-style-name="ce133"/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5" office:value-type="string" calcext:value-type="string">
            <text:p>КОММИТ, ПУШ и ПУЛЛ</text:p>
          </table:table-cell>
          <table:table-cell table:style-name="ce115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11">git </text:span><text:span text:style-name="T12">add</text:span><text:span text:style-name="T13"> .</text:span></text:p>
          </table:table-cell>
          <table:table-cell table:style-name="ce104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14">git </text:span><text:span text:style-name="T15">commit</text:span><text:span text:style-name="T16"> -m "README file was changed"</text:span></text:p>
          </table:table-cell>
          <table:table-cell table:style-name="ce104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">
          <table:table-cell table:style-name="ce116" office:value-type="string" calcext:value-type="string">
            <text:p>git <text:span text:style-name="T17">push</text:span> -u <text:span text:style-name="T18">origin master</text:span></text:p>
          </table:table-cell>
          <table:table-cell table:style-name="ce104" office:value-type="string" calcext:value-type="string">
            <text:p><text:span text:style-name="T63">из локального выгрузить ветку главную в репозиторий, подключенный как </text:span><text:span text:style-name="T64">origin</text:span><text:span text:style-name="T65">, в ветку </text:span><text:span text:style-name="T66">master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git <text:span text:style-name="T19">diff</text:span> --stat --cached<text:span text:style-name="T20"> origin/master</text:span></text:p>
          </table:table-cell>
          <table:table-cell table:style-name="ce104" office:value-type="string" calcext:value-type="string">
            <text:p>Посмотреть, какие файлы затронет коммит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rm --cached blog/blog.php</text:p>
          </table:table-cell>
          <table:table-cell table:style-name="ce104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it push</text:p>
          </table:table-cell>
          <table:table-cell table:style-name="ce104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PS D:\Python\aanikin\Python&gt; git <text:span text:style-name="T1">add</text:span> Practice/a.makarov/test.py</text:p>
          </table:table-cell>
          <table:table-cell table:style-name="ce104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<text:span text:style-name="T21">pull</text:span> aanikin master –allow-unrelated-histories</text:p>
          </table:table-cell>
          <table:table-cell table:style-name="ce104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PS D:\Python\aanikin\Python&gt; git <text:span text:style-name="T21">push</text:span> -u aanikin --all</text:p>
          </table:table-cell>
          <table:table-cell table:style-name="ce104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22">git </text:span><text:span text:style-name="T23">clone</text:span><text:span text:style-name="T24"> </text:span>https://github.com/aanikin/Python</text:p>
          </table:table-cell>
          <table:table-cell table:style-name="ce104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8">
          <table:table-cell table:style-name="ce104" office:value-type="string" calcext:value-type="string">
            <text:p>git clean -df</text:p>
            <text:p>git reset --hard</text:p>
            <text:p>git pull <text:span text:style-name="T20">origin master</text:span></text:p>
          </table:table-cell>
          <table:table-cell table:style-name="ce104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7" office:value-type="string" calcext:value-type="string">
            <text:p>ТЭГИ</text:p>
          </table:table-cell>
          <table:table-cell table:style-name="ce117"/>
          <table:table-cell table:number-columns-repeated="1022"/>
        </table:table-row>
        <table:table-row table:style-name="ro14">
          <table:table-cell table:style-name="ce118" office:value-type="string" calcext:value-type="string">
            <text:p>git tag stable-1</text:p>
          </table:table-cell>
          <table:table-cell table:style-name="ce104" office:value-type="string" calcext:value-type="string">
            <text:p><text:span text:style-name="T40">создать «легковесный» тэг, связанный с последним</text:span></text:p>
            <text:p><text:span text:style-name="T40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tag stable-2 f292ef5</text:p>
          </table:table-cell>
          <table:table-cell table:style-name="ce118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7" office:value-type="string" calcext:value-type="string">
            <text:p>БЭКАП</text:p>
          </table:table-cell>
          <table:table-cell table:style-name="ce117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set</text:p>
          </table:table-cell>
          <table:table-cell table:style-name="ce118" office:value-type="string" calcext:value-type="string">
            <text:p>Отмена слеанного git add</text:p>
          </table:table-cell>
          <table:table-cell table:number-columns-repeated="1022"/>
        </table:table-row>
        <table:table-row table:style-name="ro15">
          <table:table-cell table:style-name="ce119" office:value-type="string" calcext:value-type="string">
            <text:p>git <text:span text:style-name="T25">reset</text:span> --soft <text:span text:style-name="T18">origin feature</text:span></text:p>
          </table:table-cell>
          <table:table-cell table:style-name="ce104" office:value-type="string" calcext:value-type="string">
            <text:p><text:span text:style-name="T67">Главная команда!</text:span></text:p>
            <text:p><text:span text:style-name="T40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119" office:value-type="string" calcext:value-type="string">
            <text:p>git <text:span text:style-name="T25">checkout</text:span> &lt;hello.html&gt;</text:p>
          </table:table-cell>
          <table:table-cell table:style-name="ce104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git reset &lt;кусок изменённого объекта, например HEAD hello.html&gt;</text:p>
          </table:table-cell>
          <table:table-cell table:style-name="ce104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vert 7f6b500</text:p>
          </table:table-cell>
          <table:table-cell table:style-name="ce118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set 9cf99cc —hard</text:p>
          </table:table-cell>
          <table:table-cell table:style-name="ce118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7" office:value-type="string" calcext:value-type="string">
            <text:p>АНАЛИЗ</text:p>
          </table:table-cell>
          <table:table-cell table:style-name="ce117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log —oneline</text:p>
          </table:table-cell>
          <table:table-cell table:style-name="ce104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status <text:s/></text:p>
          </table:table-cell>
          <table:table-cell table:style-name="ce118" office:value-type="string" calcext:value-type="string">
            <text:p>посмотреть, что назначено к выгрузке в Локалку (перед add)</text:p>
          </table:table-cell>
          <table:table-cell table:number-columns-repeated="1022"/>
        </table:table-row>
        <table:table-row table:style-name="ro14">
          <table:table-cell table:style-name="ce104" office:value-type="string" calcext:value-type="string">
            <text:p>git <text:span text:style-name="T19">diff</text:span> --stat --cached<text:span text:style-name="T20"> origin/master</text:span></text:p>
          </table:table-cell>
          <table:table-cell table:style-name="ce118" office:value-type="string" calcext:value-type="string">
            <text:p>Посмотреть, какие файлы затронет подготовленный коммит (перед push)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<text:span text:style-name="T26">git </text:span><text:span text:style-name="T27">remote</text:span><text:span text:style-name="T28"> </text:span><text:span text:style-name="T29">show </text:span><text:span text:style-name="T30">origin</text:span></text:p>
          </table:table-cell>
          <table:table-cell table:style-name="ce118" office:value-type="string" calcext:value-type="string">
            <text:p><text:span text:style-name="T41">то же самое</text:span>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remote -v</text:p>
          </table:table-cell>
          <table:table-cell table:style-name="ce118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config --get remote.origin.url</text:p>
          </table:table-cell>
          <table:table-cell table:style-name="ce118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branch -a</text:p>
          </table:table-cell>
          <table:table-cell table:style-name="ce118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log —pretty=oneline</text:p>
          </table:table-cell>
          <table:table-cell table:style-name="ce118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16">
          <table:table-cell table:style-name="ce118" office:value-type="string" calcext:value-type="string">
            <text:p>git tag</text:p>
          </table:table-cell>
          <table:table-cell table:style-name="ce104" office:value-type="string" calcext:value-type="string">
            <text:p><text:span text:style-name="T40">Посмотреть список имеющихся тегов</text:span>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5" office:value-type="string" calcext:value-type="string">
            <text:p>НАСТРОЙКИ ПОДКЛЮЧЕНИЯ</text:p>
          </table:table-cell>
          <table:table-cell table:style-name="ce115"/>
          <table:table-cell table:number-columns-repeated="1022"/>
        </table:table-row>
        <table:table-row table:style-name="ro2">
          <table:table-cell table:style-name="ce104" office:value-type="string" calcext:value-type="string">
            <text:p>git config --global user.name <text:span text:style-name="T31">"AntAlMakarov"</text:span></text:p>
          </table:table-cell>
          <table:table-cell table:style-name="ce104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it config --global user.password "your password"</text:p>
          </table:table-cell>
          <table:table-cell table:style-name="ce104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32">git config --global user.email </text:span><text:span text:style-name="T33">"</text:span>AntAlMakarov@greenatom.ru<text:span text:style-name="T34">"</text:span></text:p>
          </table:table-cell>
          <table:table-cell table:style-name="ce104" office:value-type="string" calcext:value-type="string">
            <text:p><text:span text:style-name="T41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6">
          <table:table-cell table:style-name="ce104" office:value-type="string" calcext:value-type="string">
            <text:p><text:span text:style-name="T35">git </text:span><text:span text:style-name="T36">remote </text:span><text:span text:style-name="T37">add</text:span><text:span text:style-name="T38"> </text:span><text:span text:style-name="T37">origin</text:span><text:span text:style-name="T39"> </text:span>https://gitlab.com/dev/name_repo<text:span text:style-name="T40">/</text:span></text:p>
          </table:table-cell>
          <table:table-cell table:style-name="ce104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16">
          <table:table-cell table:style-name="ce104" office:value-type="string" calcext:value-type="string">
            <text:p><text:span text:style-name="T41">git remote add origin </text:span>https://github.com/Antohnio123/Antohnio.git</text:p>
          </table:table-cell>
          <table:table-cell table:style-name="ce104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119" office:value-type="string" calcext:value-type="string">
            <text:p>git <text:span text:style-name="T42">remote </text:span><text:span text:style-name="T43">set-url</text:span><text:span text:style-name="T44"> </text:span><text:span text:style-name="T43">origin</text:span><text:span text:style-name="T44"> </text:span>new.git.url/here</text:p>
          </table:table-cell>
          <table:table-cell table:style-name="ce104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17">
          <table:table-cell table:style-name="ce104" office:value-type="string" calcext:value-type="string">
            <text:p><text:span text:style-name="T5">git remote set-url origin https://&lt;MYNAME&gt;</text:span>:&lt;MYTOKEN&gt;@github.com/scuzzlebuzzle/ol3-1.git</text:p>
          </table:table-cell>
          <table:table-cell table:style-name="ce104" office:value-type="string" calcext:value-type="string">
            <text:p>установить удалённый репозиторий и вписать токен в ссылку</text:p>
          </table:table-cell>
          <table:table-cell table:number-columns-repeated="1022"/>
        </table:table-row>
        <table:table-row table:style-name="ro8">
          <table:table-cell table:style-name="ce120" office:value-type="string" calcext:value-type="string">
            <text:p>git push origin master</text:p>
            <text:p>  Username: your_token</text:p>
            <text:p>  Password:</text:p>
          </table:table-cell>
          <table:table-cell table:style-name="ce120" office:value-type="string" calcext:value-type="string">
            <text:p>Запушить с токеном вместо пароля. Ставим вместо имени!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41">git remote add aanikin </text:span>https://github.com/aanikin/Python</text:p>
          </table:table-cell>
          <table:table-cell table:style-name="ce104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8">
          <table:table-cell table:style-name="ce104" office:value-type="string" calcext:value-type="string">
            <text:p>git config --global credential.helper store</text:p>
          </table:table-cell>
          <table:table-cell table:style-name="ce104" office:value-type="string" calcext:value-type="string">
            <text:p><text:span text:style-name="T10">Сохраняет токен при СЛЕДУЮЩЕМ ВВОДЕ!</text:span></text:p>
            <text:p>т. е. следущий раз входим ещё вводя токен, но на второй и дальше — уже всё будет сохранено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git config --global --unset credential.helper</text:p>
          </table:table-cell>
          <table:table-cell table:style-name="ce104" office:value-type="string" calcext:value-type="string">
            <text:p>очистить сохранённый пароль / токен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rm ~/.git-credentials</text:p>
          </table:table-cell>
          <table:table-cell table:style-name="ce104" office:value-type="string" calcext:value-type="string">
            <text:p>то же самое, но работает и для множественных сохранений креденшиалов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15" office:value-type="string" calcext:value-type="string">
            <text:p>ВЕТКИ:</text:p>
          </table:table-cell>
          <table:table-cell table:style-name="ce115"/>
          <table:table-cell table:number-columns-repeated="1022"/>
        </table:table-row>
        <table:table-row table:style-name="ro1">
          <table:table-cell table:style-name="ce121" office:value-type="string" calcext:value-type="string">
            <text:p>git branch -a</text:p>
          </table:table-cell>
          <table:table-cell table:style-name="ce118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6">
          <table:table-cell table:style-name="ce118" office:value-type="string" calcext:value-type="string">
            <text:p>git checkout -b admin</text:p>
          </table:table-cell>
          <table:table-cell table:style-name="ce104" office:value-type="string" calcext:value-type="string">
            <text:p><text:span text:style-name="T40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122" office:value-type="string" calcext:value-type="string">
            <text:p>git checkout forum</text:p>
          </table:table-cell>
          <table:table-cell table:style-name="ce118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checkout 2a36c1b</text:p>
          </table:table-cell>
          <table:table-cell table:style-name="ce118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merge forum</text:p>
          </table:table-cell>
          <table:table-cell table:style-name="ce118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4">
          <table:table-cell table:style-name="ce118" office:value-type="string" calcext:value-type="string">
            <text:p>git branch --set-upstream-to=master tocheck</text:p>
          </table:table-cell>
          <table:table-cell table:style-name="ce118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8">
          <table:table-cell table:style-name="ce118" office:value-type="string" calcext:value-type="string">
            <text:p>$ git checkout &lt;feature&gt;</text:p>
            <text:p>$ git <text:span text:style-name="T1">merge</text:span> master</text:p>
            <text:p>(or)</text:p>
            <text:p>$ git <text:span text:style-name="T1">merge</text:span> master &lt;feature&gt;</text:p>
          </table:table-cell>
          <table:table-cell table:style-name="ce118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0">
          <table:table-cell table:style-name="ce118" office:value-type="string" calcext:value-type="string">
            <text:p>git checkout &lt;feature&gt;</text:p>
            <text:p>git <text:span text:style-name="T45">rebase</text:span> -i master</text:p>
          </table:table-cell>
          <table:table-cell table:style-name="ce118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4">
          <table:table-cell table:style-name="ce118" office:value-type="string" calcext:value-type="string">
            <text:p>git <text:span text:style-name="T46">stash</text:span></text:p>
          </table:table-cell>
          <table:table-cell table:style-name="ce118" office:value-type="string" calcext:value-type="string">
            <text:p>Спрятать свои изменения, сделанные в ветке.  </text:p>
            <text:p>Чтобы, например, переключиться с нее на другую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<text:span text:style-name="T46">stash</text:span> save "Какое-нибудь сообщение"</text:p>
          </table:table-cell>
          <table:table-cell table:style-name="ce118" office:value-type="string" calcext:value-type="string">
            <text:p>Сохранить с сообщением</text:p>
          </table:table-cell>
          <table:table-cell table:number-columns-repeated="1022"/>
        </table:table-row>
        <table:table-row table:style-name="ro14">
          <table:table-cell table:style-name="ce118" office:value-type="string" calcext:value-type="string">
            <text:p>git <text:span text:style-name="T46">stash</text:span> save <text:span text:style-name="T47">-u</text:span></text:p>
          </table:table-cell>
          <table:table-cell table:style-name="ce118" office:value-type="string" calcext:value-type="string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<text:span text:style-name="T46">stash</text:span> list</text:p>
          </table:table-cell>
          <table:table-cell table:style-name="ce118" office:value-type="string" calcext:value-type="string">
            <text:p>Выводит список всего, что спрятано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4">
          <table:table-cell table:style-name="ce118" office:value-type="string" calcext:value-type="string">
            <text:p>git <text:span text:style-name="T46">push -d</text:span> origin &lt;branch_name&gt;</text:p>
          </table:table-cell>
          <table:table-cell table:style-name="ce118" office:value-type="string" calcext:value-type="string">
            <text:p><text:span text:style-name="T10">Удаление ветки на удаленном репозитории  И локально: </text:span></text:p>
            <text:p>https://stackoverflow.com/questions/2003505/how-do-i-delete-a-git-branch-locally-and-remotely</text:p>
          </table:table-cell>
          <table:table-cell table:number-columns-repeated="1022"/>
        </table:table-row>
        <table:table-row table:style-name="ro1">
          <table:table-cell table:style-name="ce119" office:value-type="string" calcext:value-type="string">
            <text:p>git branch -d &lt;имя ветки&gt;</text:p>
          </table:table-cell>
          <table:table-cell table:style-name="ce118" office:value-type="string" calcext:value-type="string">
            <text:p>удалить ветку только ЛОКАЛЬНО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119" office:value-type="string" calcext:value-type="string">
            <text:p>git <text:span text:style-name="T48">stash</text:span> <text:span text:style-name="T49">clear</text:span></text:p>
          </table:table-cell>
          <table:table-cell table:style-name="ce118" office:value-type="string" calcext:value-type="string">
            <text:p>очистить спрятанные изменения разом все</text:p>
          </table:table-cell>
          <table:table-cell table:number-columns-repeated="1022"/>
        </table:table-row>
        <table:table-row table:style-name="ro15">
          <table:table-cell table:style-name="ce118" office:value-type="string" calcext:value-type="string">
            <text:p>git <text:span text:style-name="T46">stash</text:span></text:p>
            <text:p>git checkout branch123</text:p>
            <text:p>git <text:span text:style-name="T46">stash apply</text:span></text:p>
          </table:table-cell>
          <table:table-cell table:style-name="ce118" office:value-type="string" calcext:value-type="string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git branch -m &lt;oldname&gt; &lt;newname&gt;</text:p>
          </table:table-cell>
          <table:table-cell table:style-name="ce118" office:value-type="string" calcext:value-type="string">
            <text:p>переименовать ветку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branch -m &lt;newname&gt;</text:p>
          </table:table-cell>
          <table:table-cell table:style-name="ce118" office:value-type="string" calcext:value-type="string">
            <text:p>переименовать ТЕКУЩУЮ ветку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git config --global alias.rename 'branch -m'</text:p>
          </table:table-cell>
          <table:table-cell table:style-name="ce118" office:value-type="string" calcext:value-type="string">
            <text:p>Добавить псевдоним ветке</text:p>
          </table:table-cell>
          <table:table-cell table:number-columns-repeated="1022"/>
        </table:table-row>
        <table:table-row table:style-name="ro14">
          <table:table-cell table:style-name="ce118" office:value-type="string" calcext:value-type="string">
            <text:p>git branch -M &lt;newname&gt;</text:p>
          </table:table-cell>
          <table:table-cell table:style-name="ce118" office:value-type="string" calcext:value-type="string">
            <text:p>Переиеновать ветку, если в новом имени изменения только case sensitive. Без этого гит скажет, что такая ветка уже существует</text:p>
          </table:table-cell>
          <table:table-cell table:number-columns-repeated="1022"/>
        </table:table-row>
        <table:table-row table:style-name="ro1">
          <table:table-cell table:style-name="ce118" table:number-columns-repeated="2"/>
          <table:table-cell table:number-columns-repeated="1022"/>
        </table:table-row>
        <table:table-row table:style-name="ro14">
          <table:table-cell table:style-name="ce123" office:value-type="string" calcext:value-type="string">
            <text:p>ВЕТКИ в Gitlab - правильное создание issue и их мерджевание</text:p>
          </table:table-cell>
          <table:table-cell table:style-name="ce123"/>
          <table:table-cell table:number-columns-repeated="1022"/>
        </table:table-row>
        <table:table-row table:style-name="ro13">
          <table:table-cell office:value-type="string" calcext:value-type="string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table:style-name="ce118" office:value-type="string" calcext:value-type="string">
            <text:p>Когда дают новое задание. Как сделать его в отдельной ветке.</text:p>
          </table:table-cell>
          <table:table-cell table:number-columns-repeated="1022"/>
        </table:table-row>
        <table:table-row table:style-name="ro19">
          <table:table-cell table:style-name="ce118" office:value-type="string" calcext:value-type="string">
            <text:p>Ну а если хочешь продолжить в "working"-ветке работать, то</text:p>
            <text:p>бренчуешься от мастера в новую ветку "migration", </text:p>
            <text:p>пулишь "issue-40", делаешь миграции, накатываешь их, делаешь мержреквест на эту ветку. 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table:style-name="ce118" office:value-type="string" calcext:value-type="string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022"/>
        </table:table-row>
        <table:table-row table:style-name="ro1" table:number-rows-repeated="9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24" office:value-type="string" calcext:value-type="string">
            <text:p>Мердж / <text:s/>Пул реквест</text:p>
          </table:table-cell>
          <table:table-cell table:style-name="ce124"/>
          <table:table-cell table:style-name="ce132" table:number-columns-repeated="62"/>
          <table:table-cell table:style-name="ce134" table:number-columns-repeated="960"/>
        </table:table-row>
        <table:table-row table:style-name="ro14">
          <table:table-cell table:style-name="ce118" office:value-type="string" calcext:value-type="string">
            <text:p>git checkout aq</text:p>
            <text:p>git rebase master</text:p>
          </table:table-cell>
          <table:table-cell table:style-name="ce118" office:value-type="string" calcext:value-type="string">
            <text:p>Обновить ветку новыми изменениями, произошедшими в мастере</text:p>
          </table:table-cell>
          <table:table-cell table:number-columns-repeated="1022"/>
        </table:table-row>
        <table:table-row table:style-name="ro14">
          <table:table-cell table:style-name="ce118" office:value-type="string" calcext:value-type="string">
            <text:p>git checkout aq</text:p>
            <text:p>git merge origin/master</text:p>
          </table:table-cell>
          <table:table-cell table:style-name="ce118" office:value-type="string" calcext:value-type="string">
            <text:p>То же самое, обновление ветки, отмердженой от мастера последними изменениями мастера</text:p>
          </table:table-cell>
          <table:table-cell table:number-columns-repeated="1022"/>
        </table:table-row>
        <table:table-row table:style-name="ro1" table:number-rows-repeated="2">
          <table:table-cell table:style-name="ce118" table:number-columns-repeated="2"/>
          <table:table-cell table:number-columns-repeated="1022"/>
        </table:table-row>
        <table:table-row table:style-name="ro1">
          <table:table-cell table:style-name="ce125" office:value-type="string" calcext:value-type="string">
            <text:p>Ошибки</text:p>
          </table:table-cell>
          <table:table-cell table:style-name="ce125"/>
          <table:table-cell table:number-columns-repeated="1022"/>
        </table:table-row>
        <table:table-row table:style-name="ro14">
          <table:table-cell table:style-name="ce118" office:value-type="string" calcext:value-type="string">
            <text:p>! [remote rejected] dt_api -&gt; dt_api (pre-receive hook declined)</text:p>
          </table:table-cell>
          <table:table-cell table:style-name="ce118" office:value-type="string" calcext:value-type="string">
            <text:p>В первую очередь проверьте, какие у Вас права в репо. </text:p>
            <text:p>Скорее всего, ваших прав "Developer" не хватает, нужен, например, "Maintainer"</text:p>
          </table:table-cell>
          <table:table-cell table:number-columns-repeated="1022"/>
        </table:table-row>
        <table:table-row table:style-name="ro1">
          <table:table-cell table:style-name="ce118"/>
          <table:table-cell table:style-name="ce104"/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26" office:value-type="string" calcext:value-type="string">
            <text:p>SSH-key</text:p>
          </table:table-cell>
          <table:table-cell table:style-name="ce117"/>
          <table:table-cell table:number-columns-repeated="1022"/>
        </table:table-row>
        <table:table-row table:style-name="ro20">
          <table:table-cell table:style-name="ce127" office:value-type="string" calcext:value-type="string" table:number-columns-spanned="2" table:number-rows-spanned="1">
            <text:p><text:span text:style-name="T40">Open a terminal on Linux or macOS, or Git Bash / WSL on Windows.</text:span></text:p>
            <text:p><text:span text:style-name="T40">Generate a new ED25519 SSH key pair:</text:span></text:p>
            <text:p><text:span text:style-name="T40">ssh-keygen -t ed25519 -C "email@example.com"</text:span></text:p>
            <text:p/>
            <text:p><text:span text:style-name="T40">Or, if you want to use RSA:</text:span></text:p>
            <text:p><text:span text:style-name="T40">ssh-keygen -t rsa -b 4096 -C "email@example.com"</text:span></text:p>
            <text:p/>
            <text:p><text:span text:style-name="T40">It will generate the key in =&gt; C:\Users\yourname.ssh directory.</text:span></text:p>
            <text:p><text:span text:style-name="T40">Copy the public key and paste in the gitlab location.</text:span></text:p>
            <text:p/>
            <text:p><text:span text:style-name="T40">ssh-agent $(ssh-add C:\Users\youname\.ssh\id_rsa; git clone </text:span>git@gitlab.com<text:span text:style-name="T40">:xyz/SpringBootStarter.git)</text:span></text:p>
          </table:table-cell>
          <table:covered-table-cell/>
          <table:table-cell table:number-columns-repeated="1022"/>
        </table:table-row>
        <table:table-row table:style-name="ro14">
          <table:table-cell table:style-name="ce118" office:value-type="string" calcext:value-type="string">
            <text:p>В Винде надо удалить старый пароль и логин в Windows Credentials</text:p>
          </table:table-cell>
          <table:table-cell table:style-name="ce104"/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28" office:value-type="string" calcext:value-type="string">
            <text:p>.gitignore</text:p>
          </table:table-cell>
          <table:table-cell table:style-name="ce126"/>
          <table:table-cell table:number-columns-repeated="1022"/>
        </table:table-row>
        <table:table-row table:style-name="ro14">
          <table:table-cell table:style-name="ce118" office:value-type="string" calcext:value-type="string">
            <text:p>.gitignore</text:p>
          </table:table-cell>
          <table:table-cell table:style-name="ce118" office:value-type="string" calcext:value-type="string">
            <text:p><text:span text:style-name="T41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21">
          <table:table-cell table:style-name="ce118" office:value-type="string" calcext:value-type="string">
            <text:p>/</text:p>
          </table:table-cell>
          <table:table-cell table:style-name="ce104" office:value-type="string" calcext:value-type="string">
            <text:p><text:span text:style-name="T40">Если шаблон начинается со слеша, то он соответствует файлам и каталогам только в корне хранилища. ???</text:span></text:p>
            <text:p/>
            <text:p><text:span text:style-name="T68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129" office:value-type="string" calcext:value-type="string">
            <text:p>*</text:p>
          </table:table-cell>
          <table:table-cell table:style-name="ce118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14">
          <table:table-cell table:style-name="ce129" office:value-type="string" calcext:value-type="string">
            <text:p>**</text:p>
          </table:table-cell>
          <table:table-cell table:style-name="ce118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?</text:p>
          </table:table-cell>
          <table:table-cell table:style-name="ce118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129" office:value-type="string" calcext:value-type="string">
            <text:p>[…]</text:p>
          </table:table-cell>
          <table:table-cell table:style-name="ce118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22">
          <table:table-cell table:style-name="ce118" office:value-type="string" calcext:value-type="string">
            <text:p>*.[oa]</text:p>
          </table:table-cell>
          <table:table-cell table:style-name="ce104" office:value-type="string" calcext:value-type="string">
            <text:p><text:span text:style-name="T40">file.o</text:span></text:p>
            <text:p><text:span text:style-name="T40">file.a</text:span></text:p>
            <text:p><text:span text:style-name="T40">dsfgfdg.o</text:span></text:p>
            <text:p/>
          </table:table-cell>
          <table:table-cell table:number-columns-repeated="1022"/>
        </table:table-row>
        <table:table-row table:style-name="ro23">
          <table:table-cell table:style-name="ce118" office:value-type="string" calcext:value-type="string">
            <text:p>*.[!oa]</text:p>
          </table:table-cell>
          <table:table-cell table:style-name="ce104" office:value-type="string" calcext:value-type="string">
            <text:p><text:span text:style-name="T40">Если первым знаком стоит восклицательный, он зачит отрицание - любой символ КРОМЕ указанных в скобках</text:span></text:p>
            <text:p><text:span text:style-name="T40">file.s</text:span></text:p>
            <text:p><text:span text:style-name="T40">file.1</text:span></text:p>
            <text:p><text:span text:style-name="T40">file.0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5">
          <table:table-cell table:style-name="ce104" office:value-type="string" calcext:value-type="string">
            <text:p><text:span text:style-name="T40">!.gitignore</text:span></text:p>
            <text:p><text:span text:style-name="T40">!script.pl</text:span></text:p>
            <text:p><text:span text:style-name="T40">!template.latex</text:span></text:p>
          </table:table-cell>
          <table:table-cell table:style-name="ce118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16">
          <table:table-cell table:style-name="ce118" office:value-type="string" calcext:value-type="string">
            <text:p>!*/</text:p>
          </table:table-cell>
          <table:table-cell table:style-name="ce104" office:value-type="string" calcext:value-type="string">
            <text:p><text:span text:style-name="T40">...even if they are in subdirectories</text:span></text:p>
            <text:p/>
          </table:table-cell>
          <table:table-cell table:number-columns-repeated="1022"/>
        </table:table-row>
        <table:table-row table:style-name="ro16">
          <table:table-cell table:style-name="ce104" office:value-type="string" calcext:value-type="string">
            <text:p><text:span text:style-name="T40">!*/a/b/file1.txt</text:span></text:p>
            <text:p><text:span text:style-name="T40">!*/a/b/c/*</text:span></text:p>
          </table:table-cell>
          <table:table-cell table:style-name="ce104" office:value-type="string" calcext:value-type="string">
            <text:p><text:span text:style-name="T40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5">
          <table:table-cell table:style-name="ce104" office:value-type="string" calcext:value-type="string">
            <text:p><text:span text:style-name="T40">/files/data.zip</text:span></text:p>
            <text:p><text:span text:style-name="T40">/server.log</text:span></text:p>
            <text:p><text:span text:style-name="T40">/uploads/users/data/info.xls</text:span></text:p>
          </table:table-cell>
          <table:table-cell table:style-name="ce104" office:value-type="string" calcext:value-type="string">
            <text:p><text:span text:style-name="T40">Конкретные файлы</text:span></text:p>
            <text:p/>
          </table:table-cell>
          <table:table-cell table:number-columns-repeated="1022"/>
        </table:table-row>
        <table:table-row table:style-name="ro24">
          <table:table-cell table:style-name="ce104" office:value-type="string" calcext:value-type="string">
            <text:p><text:span text:style-name="T40">*.zip</text:span></text:p>
            <text:p><text:span text:style-name="T40">*.log</text:span></text:p>
            <text:p><text:span text:style-name="T40">*.pdf</text:span></text:p>
            <text:p><text:span text:style-name="T40">*.xls</text:span></text:p>
          </table:table-cell>
          <table:table-cell table:style-name="ce104" office:value-type="string" calcext:value-type="string">
            <text:p><text:span text:style-name="T40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15">
          <table:table-cell table:style-name="ce118" office:value-type="string" calcext:value-type="string">
            <text:p>config.php</text:p>
          </table:table-cell>
          <table:table-cell table:style-name="ce104" office:value-type="string" calcext:value-type="string">
            <text:p><text:span text:style-name="T69">Игнорирование конкретного файла </text:span><text:span text:style-name="T70">ТОЛЬКО в корне проекта</text:span></text:p>
            <text:p><text:span text:style-name="T68">(корнём считается расположение файла .gitignore)</text:span></text:p>
            <text:p><text:span text:style-name="T68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16">
          <table:table-cell table:style-name="ce118" office:value-type="string" calcext:value-type="string">
            <text:p>/params/config.php</text:p>
          </table:table-cell>
          <table:table-cell table:style-name="ce104" office:value-type="string" calcext:value-type="string">
            <text:p><text:span text:style-name="T40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4">
          <table:table-cell table:style-name="ce118" office:value-type="string" calcext:value-type="string">
            <text:p>/images/*</text:p>
          </table:table-cell>
          <table:table-cell table:style-name="ce104" office:value-type="string" calcext:value-type="string">
            <text:p><text:span text:style-name="T71">Игнорирование всех файлов и папок ТОЛЬКО в конкретной директории </text:span><text:span text:style-name="T72">корень/</text:span><text:span text:style-name="T73">images</text:span></text:p>
            <text:p><text:span text:style-name="T40">(включая поддиректории и файлы в них)</text:span></text:p>
            <text:p><text:span text:style-name="T40">Например /images/user.jpg, /images/company/logo.png</text:span></text:p>
            <text:p><text:span text:style-name="T40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4">
          <table:table-cell table:style-name="ce118" office:value-type="string" calcext:value-type="string">
            <text:p>/private/*.html</text:p>
          </table:table-cell>
          <table:table-cell table:style-name="ce104" office:value-type="string" calcext:value-type="string">
            <text:p><text:span text:style-name="T40">Игнорирование ВСЕХ html-файлов в ОДНОЙ КОНКРЕТНОЙ директории(НЕ ВКЛЮЧАЯ поддиректории)</text:span></text:p>
            <text:p><text:span text:style-name="T40"># Например /private/index.html</text:span></text:p>
            <text:p><text:span text:style-name="T40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14">
          <table:table-cell table:style-name="ce118" office:value-type="string" calcext:value-type="string">
            <text:p>/private/**/*.html</text:p>
          </table:table-cell>
          <table:table-cell table:style-name="ce104" office:value-type="string" calcext:value-type="string">
            <text:p><text:span text:style-name="T40">Игнорирование ВСЕХ html-файлов в КОНКРЕТНОЙ директории ВКЛЮЧАЯ поддиректории</text:span></text:p>
            <text:p><text:span text:style-name="T40"># Например /private/info.html, /private/users/ivan/info.html</text:span></text:p>
          </table:table-cell>
          <table:table-cell table:number-columns-repeated="1022"/>
        </table:table-row>
        <table:table-row table:style-name="ro15">
          <table:table-cell table:style-name="ce104" office:value-type="string" calcext:value-type="string">
            <text:p><text:span text:style-name="T40">/secret/*</text:span></text:p>
            <text:p><text:span text:style-name="T40">!/secret/free.txt</text:span></text:p>
          </table:table-cell>
          <table:table-cell table:style-name="ce104" office:value-type="string" calcext:value-type="string">
            <text:p><text:span text:style-name="T40">Исключение из игнорирования</text:span></text:p>
            <text:p><text:span text:style-name="T40"># Игнорирование ВСЕХ файлов и папок внутри директории /secret,</text:span></text:p>
            <text:p><text:span text:style-name="T40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<text:span text:style-name="T41">\!readme!.txt</text:span></text:p>
          </table:table-cell>
          <table:table-cell table:style-name="ce118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15">
          <table:table-cell table:style-name="ce118" office:value-type="string" calcext:value-type="string">
            <text:p>/images/h?/*.jp?g</text:p>
          </table:table-cell>
          <table:table-cell table:style-name="ce104" office:value-type="string" calcext:value-type="string">
            <text:p><text:span text:style-name="T40">Игнорирование всех JPG и JPEG файлов внутри директорий,</text:span></text:p>
            <text:p><text:span text:style-name="T40">которые начинаются на "h" и МОГУТ содержать ещё один символ после</text:span></text:p>
            <text:p><text:span text:style-name="T40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26" office:value-type="string" calcext:value-type="string">
            <text:p>CI/CD</text:p>
          </table:table-cell>
          <table:table-cell table:style-name="ce126"/>
          <table:table-cell table:number-columns-repeated="1022"/>
        </table:table-row>
        <table:table-row table:style-name="ro14">
          <table:table-cell table:style-name="ce118" office:value-type="string" calcext:value-type="string">
            <text:p>https://youtu.be/jkwJCR0rqDc</text:p>
            <text:p/>
          </table:table-cell>
          <table:table-cell table:style-name="ce118" office:value-type="string" calcext:value-type="string">
            <text:p>Доки</text:p>
          </table:table-cell>
          <table:table-cell table:number-columns-repeated="1022"/>
        </table:table-row>
        <table:table-row table:style-name="ro14">
          <table:table-cell table:style-name="ce118" office:value-type="string" calcext:value-type="string">
            <text:p>https://docs.gitlab.com/ee/ci/yaml/</text:p>
            <text:p/>
          </table:table-cell>
          <table:table-cell table:style-name="ce118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8">
          <table:table-cell table:style-name="ce130" office:value-type="string" calcext:value-type="string">
            <text:p>https://docs.gitlab.com/ee/ci/variables/predefined_variables.html</text:p>
            <text:p/>
          </table:table-cell>
          <table:table-cell table:style-name="ce118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130"/>
          <table:table-cell table:style-name="ce118"/>
          <table:table-cell table:number-columns-repeated="1022"/>
        </table:table-row>
        <table:table-row table:style-name="ro11">
          <table:table-cell table:style-name="ce104" office:value-type="string" calcext:value-type="string">
            <text:p>image: docker:stableservices: <text:s/>- docker:dind <text:s/>stages: <text:s/>- pre-build <text:s/>- build</text:p>
          </table:table-cell>
          <table:table-cell table:style-name="ce104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13">
          <table:table-cell table:style-name="ce104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104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25">
          <table:table-cell table:style-name="ce104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104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104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104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REGISTRY</text:p>
          </table:table-cell>
          <table:table-cell table:style-name="ce104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REGISTRY_IMAGE</text:p>
          </table:table-cell>
          <table:table-cell table:style-name="ce118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COMMIT_REF_NAME</text:p>
          </table:table-cell>
          <table:table-cell table:style-name="ce118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26">
          <table:table-cell table:style-name="ce104" office:value-type="string" calcext:value-type="string">
            <text:p><text:span text:style-name="T50">$CI_COMMIT_REF_SLUG</text:span></text:p>
          </table:table-cell>
          <table:table-cell table:style-name="ce104" office:value-type="string" calcext:value-type="string">
            <text:p><text:span text:style-name="T40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14">
          <table:table-cell table:style-name="ce131" office:value-type="string" calcext:value-type="string">
            <text:p><text:span text:style-name="T51">$CI_JOB_TOKEN</text:span></text:p>
          </table:table-cell>
          <table:table-cell table:style-name="ce118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131" office:value-type="string" calcext:value-type="string">
            <text:p>$CI_JOB_STAGE</text:p>
          </table:table-cell>
          <table:table-cell table:style-name="ce118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52">- </text:span><text:span text:style-name="T53">echo</text:span><text:span text:style-name="T54"> "$CI_JOB_STAGE"</text:span></text:p>
          </table:table-cell>
          <table:table-cell table:style-name="ce118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27">
          <table:table-cell table:style-name="ce104" office:value-type="string" calcext:value-type="string">
            <text:p><text:span text:style-name="T55">.deploy_common:</text:span></text:p>
            <text:p><text:span text:style-name="T56"># common config HERE</text:span></text:p>
            <text:p/>
            <text:p><text:span text:style-name="T57">deploy_master_CD</text:span><text:span text:style-name="T58">:</text:span></text:p>
            <text:p><text:span text:style-name="T57">extends</text:span><text:span text:style-name="T58">: .deploy_common</text:span></text:p>
            <text:p><text:span text:style-name="T57">only</text:span><text:span text:style-name="T58">:</text:span></text:p>
            <text:p><text:span text:style-name="T57">refs</text:span><text:span text:style-name="T58">:</text:span></text:p>
            <text:p><text:span text:style-name="T59">- master</text:span></text:p>
            <text:p/>
            <text:p><text:span text:style-name="T57">deploy_manual</text:span><text:span text:style-name="T58">:</text:span></text:p>
            <text:p><text:span text:style-name="T57">extends</text:span><text:span text:style-name="T58">: .deploy_common</text:span></text:p>
            <text:p><text:span text:style-name="T57">when</text:span><text:span text:style-name="T58">: manual</text:span></text:p>
          </table:table-cell>
          <table:table-cell table:style-name="ce104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24">
          <table:table-cell table:style-name="ce104" office:value-type="string" calcext:value-type="string">
            <text:p><text:span text:style-name="T57">deploy</text:span><text:span text:style-name="T58">:</text:span></text:p>
            <text:p><text:span text:style-name="T57">rules</text:span><text:span text:style-name="T58">:</text:span></text:p>
            <text:p><text:span text:style-name="T60">- </text:span><text:span text:style-name="T61">if</text:span><text:span text:style-name="T62">: '$CI_COMMIT_REF_NAME == "master"'</text:span></text:p>
            <text:p><text:span text:style-name="T60">- </text:span><text:span text:style-name="T61">when</text:span><text:span text:style-name="T62">: manual</text:span></text:p>
          </table:table-cell>
          <table:table-cell table:style-name="ce118" office:value-type="string" calcext:value-type="string">
            <text:p><text:span text:style-name="T22">УСЛОВИЯ запуска лучше ставить через </text:span><text:span text:style-name="T74">rules</text:span><text:span text:style-name="T75">, НЕ через only/except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7" table:number-columns-repeated="2"/>
          <table:table-cell table:number-columns-repeated="1022"/>
        </table:table-row>
        <table:table-row table:style-name="ro1" table:number-rows-repeated="26">
          <table:table-cell table:style-name="ce104" table:number-columns-repeated="2"/>
          <table:table-cell table:number-columns-repeated="1022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7" table:default-cell-style-name="ce113"/>
        <table:table-column table:style-name="co8" table:default-cell-style-name="ce113"/>
        <table:table-column table:style-name="co3" table:number-columns-repeated="62" table:default-cell-style-name="ce113"/>
        <table:table-column table:style-name="co4" table:number-columns-repeated="960" table:default-cell-style-name="ce111"/>
        <table:table-row table:style-name="ro28">
          <table:table-cell table:style-name="ce135" office:value-type="string" calcext:value-type="string">
            <text:p>https://habr.com/ru/post/310460</text:p>
            <text:p/>
          </table:table-cell>
          <table:table-cell table:style-name="ce135" office:value-type="string" calcext:value-type="string">
            <text:p><text:span text:style-name="T227">отличное пособие</text:span></text:p>
          </table:table-cell>
          <table:table-cell table:number-columns-repeated="1022"/>
        </table:table-row>
        <table:table-row table:style-name="ro4">
          <table:table-cell table:style-name="ce136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141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136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141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8">
          <table:table-cell table:style-name="ce137"/>
          <table:table-cell table:style-name="ce141" office:value-type="string" calcext:value-type="string">
            <text:p><text:span text:style-name="T228">Docker Desktop</text:span> разворачивает приложения по умолчанию на адресе localhost</text:p>
            <text:p><text:span text:style-name="T228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137" office:value-type="string" calcext:value-type="string">
            <text:p/>
            <text:p>winpty docker exec -it //bin//sh</text:p>
          </table:table-cell>
          <table:table-cell table:style-name="ce137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29">
          <table:table-cell table:style-name="ce138" office:value-type="string" calcext:value-type="string">
            <text:p>sudo groupadd docker</text:p>
            <text:p/>
            <text:p><text:span text:style-name="T76">sudo gpasswd -a $USER docker</text:span></text:p>
          </table:table-cell>
          <table:table-cell table:style-name="ce141" office:value-type="string" calcext:value-type="string">
            <text:p><text:span text:style-name="T229">To run docker without sudo:</text:span></text:p>
            <text:p><text:span text:style-name="T229">Add the docker group if it doesn't already exist.</text:span></text:p>
            <text:p><text:span text:style-name="T229">Add the connected user "$USER" to the docker group.</text:span></text:p>
            <text:p/>
            <text:p><text:span text:style-name="T229">Change the user name to match your preferred user if you do not want to use your current user:</text:span></text:p>
            <text:p/>
            <text:p><text:span text:style-name="T230">Either do a </text:span><text:span text:style-name="T231">newgrp docker</text:span><text:span text:style-name="T232"> or log out/in to activate the changes to groups.</text:span></text:p>
            <text:p><text:span text:style-name="T229">You can use</text:span></text:p>
            <text:p><text:span text:style-name="T76">docker run hello-world</text:span></text:p>
            <text:p><text:span text:style-name="T229">to check if you can run docker without sudo.</text:span></text:p>
            <text:p><text:span text:style-name="T76">sudo setfacl -m user:$USER:rw /var/run/docker.sock</text:span></text:p>
          </table:table-cell>
          <table:table-cell table:number-columns-repeated="1022"/>
        </table:table-row>
        <table:table-row table:style-name="ro2">
          <table:table-cell table:style-name="ce139" office:value-type="string" calcext:value-type="string">
            <text:p>Анализ</text:p>
          </table:table-cell>
          <table:table-cell table:style-name="ce139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40" office:value-type="string" calcext:value-type="string">
            <text:p>docker <text:span text:style-name="T6">ps</text:span></text:p>
          </table:table-cell>
          <table:table-cell table:style-name="ce104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77">docker ps --all</text:span></text:p>
          </table:table-cell>
          <table:table-cell table:style-name="ce104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ocker ps -a</text:p>
          </table:table-cell>
          <table:table-cell table:style-name="ce104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78">docker ps</text:span><text:span text:style-name="T79"> </text:span><text:span text:style-name="T80">-a -q</text:span></text:p>
          </table:table-cell>
          <table:table-cell table:style-name="ce104" office:value-type="string" calcext:value-type="string">
            <text:p><text:span text:style-name="T233">увидеть </text:span><text:span text:style-name="T80">только ID всех</text:span><text:span text:style-name="T79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78">docker</text:span><text:span text:style-name="T79"> </text:span><text:span text:style-name="T80">images</text:span></text:p>
          </table:table-cell>
          <table:table-cell table:style-name="ce104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81">docker logs</text:span><text:span text:style-name="T79"> </text:span><text:span text:style-name="T82">&lt;container ID&gt;</text:span></text:p>
          </table:table-cell>
          <table:table-cell table:style-name="ce104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83">docker </text:span><text:span text:style-name="T84">run</text:span><text:span text:style-name="T85"> -it </text:span><text:span text:style-name="T86">&lt;image name or ID&gt; </text:span><text:span text:style-name="T84">sh</text:span></text:p>
          </table:table-cell>
          <table:table-cell table:style-name="ce104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87">docker </text:span><text:span text:style-name="T88">volume ls</text:span></text:p>
          </table:table-cell>
          <table:table-cell table:style-name="ce141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 <text:span text:style-name="T1">search</text:span> tomcat</text:p>
          </table:table-cell>
          <table:table-cell table:style-name="ce104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141"/>
          <table:table-cell table:style-name="ce104"/>
          <table:table-cell table:number-columns-repeated="1022"/>
        </table:table-row>
        <table:table-row table:style-name="ro2">
          <table:table-cell table:style-name="ce139" office:value-type="string" calcext:value-type="string">
            <text:p>ТЭГИ</text:p>
          </table:table-cell>
          <table:table-cell table:style-name="ce139"/>
          <table:table-cell table:number-columns-repeated="1022"/>
        </table:table-row>
        <table:table-row table:style-name="ro30">
          <table:table-cell table:style-name="ce104"/>
          <table:table-cell table:style-name="ce104" office:value-type="string" calcext:value-type="string">
            <text:p><text:span text:style-name="T6">Создают доп. ссылку на имадж.</text:span></text:p>
            <text:p><text:span text:style-name="T6">Старая ссылка, если была, то остается, и получается 2 ссылки на 1 имадж.</text:span></text:p>
            <text:p><text:span text:style-name="T6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141" office:value-type="string" calcext:value-type="string">
            <text:p>docker <text:span text:style-name="T1">tag</text:span> <text:span text:style-name="T89">0e5574283393</text:span> <text:span text:style-name="T31">fedora</text:span>/<text:span text:style-name="T31">httpd</text:span>:<text:span text:style-name="T90">version1.0</text:span></text:p>
          </table:table-cell>
          <table:table-cell table:style-name="ce104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docker tag httpd:test fedora/httpd:version1.0.test</text:p>
          </table:table-cell>
          <table:table-cell table:style-name="ce104"/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Построение образа</text:p>
          </table:table-cell>
          <table:table-cell table:style-name="ce139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43" office:value-type="string" calcext:value-type="string">
            <text:p>docker build .</text:p>
          </table:table-cell>
          <table:table-cell table:style-name="ce104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31">
          <table:table-cell table:style-name="ce104" office:value-type="string" calcext:value-type="string">
            <text:p><text:span text:style-name="T91">docker build</text:span> <text:span text:style-name="T92">-t </text:span><text:span text:style-name="T93">&lt;имя имаджа&gt;</text:span>:<text:span text:style-name="T31">&lt;тэг&gt;</text:span> . <text:span text:style-name="T1">--no-cache</text:span></text:p>
          </table:table-cell>
          <table:table-cell table:style-name="ce106" office:value-type="string" calcext:value-type="string">
            <text:p>остроить имадж <text:span text:style-name="T234">с указанием имени и тэга</text:span>, <text:span text:style-name="T235">не используя кэш</text:span>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<text:span text:style-name="T94">docker build </text:span><text:span text:style-name="T95">-f Dockerfile</text:span><text:span text:style-name="T96"> -t </text:span><text:span text:style-name="T97">&lt;имя имаджа&gt;</text:span><text:span text:style-name="T98">:&lt;тэг&gt; </text:span><text:span text:style-name="T96">.</text:span></text:p>
          </table:table-cell>
          <table:table-cell table:style-name="ce104" office:value-type="string" calcext:value-type="string">
            <text:p><text:span text:style-name="T169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32">
          <table:table-cell table:style-name="ce141" office:value-type="string" calcext:value-type="string">
            <text:p><text:span text:style-name="T99">docker build -t </text:span><text:span text:style-name="T100">&lt;DockerHub account name&gt;</text:span><text:span text:style-name="T101">/</text:span><text:span text:style-name="T102">&lt;New Image name&gt;</text:span><text:span text:style-name="T103">:</text:span><text:span text:style-name="T104">&lt;Tag of version&gt;</text:span><text:span text:style-name="T101"> .</text:span></text:p>
          </table:table-cell>
          <table:table-cell table:style-name="ce104" office:value-type="string" calcext:value-type="string">
            <text:p><text:span text:style-name="T169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-t</text:p>
          </table:table-cell>
          <table:table-cell table:style-name="ce104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-p</text:p>
          </table:table-cell>
          <table:table-cell table:style-name="ce104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-d</text:p>
          </table:table-cell>
          <table:table-cell table:style-name="ce104" office:value-type="string" calcext:value-type="string">
            <text:p><text:span text:style-name="T233">запускает образ в </text:span><text:span text:style-name="T236">detached режиме (</text:span><text:span text:style-name="T79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--no-cache</text:p>
          </table:table-cell>
          <table:table-cell table:style-name="ce104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104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105">docker run -it </text:span><text:span text:style-name="T106">&lt;image name or ID&gt; </text:span><text:span text:style-name="T107">sh</text:span></text:p>
          </table:table-cell>
          <table:table-cell table:style-name="ce104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Запуск</text:p>
          </table:table-cell>
          <table:table-cell table:style-name="ce139"/>
          <table:table-cell table:number-columns-repeated="1022"/>
        </table:table-row>
        <table:table-row table:style-name="ro2">
          <table:table-cell table:style-name="ce144" office:value-type="string" calcext:value-type="string">
            <text:p>run <text:span text:style-name="T108">= docker create + docker start</text:span></text:p>
          </table:table-cell>
          <table:table-cell table:style-name="ce104"/>
          <table:table-cell table:number-columns-repeated="1022"/>
        </table:table-row>
        <table:table-row table:style-name="ro8">
          <table:table-cell table:style-name="ce141" office:value-type="string" calcext:value-type="string">
            <text:p><text:span text:style-name="T109">docker run </text:span><text:span text:style-name="T110">&lt;имя имаджа&gt;</text:span></text:p>
          </table:table-cell>
          <table:table-cell table:style-name="ce104" office:value-type="string" calcext:value-type="string">
            <text:p><text:span text:style-name="T169">запустить контейнер,</text:span></text:p>
            <text:p><text:span text:style-name="T169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11">docker run</text:span><text:span text:style-name="T112"> </text:span><text:span text:style-name="T113">&lt;имя имаджа&gt; </text:span><text:span text:style-name="T112">command</text:span></text:p>
          </table:table-cell>
          <table:table-cell table:style-name="ce137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114">docker run</text:span><text:span text:style-name="T103"> </text:span><text:span text:style-name="T115">--name</text:span><text:span text:style-name="T103"> </text:span><text:span text:style-name="T116">&lt;имя контейнера&gt;</text:span><text:span text:style-name="T103"> </text:span><text:span text:style-name="T117">&lt;имя имаджа&gt;</text:span></text:p>
          </table:table-cell>
          <table:table-cell table:style-name="ce104" office:value-type="string" calcext:value-type="string">
            <text:p><text:span text:style-name="T237">создать и запустить контейнер, указав ему </text:span><text:span text:style-name="T238">ИМЯ</text:span></text:p>
          </table:table-cell>
          <table:table-cell table:number-columns-repeated="1022"/>
        </table:table-row>
        <table:table-row table:style-name="ro4">
          <table:table-cell table:style-name="ce145" office:value-type="string" calcext:value-type="string">
            <text:p><text:span text:style-name="T118">docker </text:span><text:span text:style-name="T119">run --name </text:span><text:span text:style-name="T120">&lt;имя контейнера&gt;</text:span><text:span text:style-name="T121"> </text:span><text:span text:style-name="T122">-d</text:span><text:span text:style-name="T123"> </text:span><text:span text:style-name="T124">&lt;имя имаджа&gt;</text:span></text:p>
          </table:table-cell>
          <table:table-cell table:style-name="ce154" office:value-type="string" calcext:value-type="string">
            <text:p>создать и запустить контейнер <text:span text:style-name="T239">фоном, ДЕМОНОМ</text:span><text:span text:style-name="T240">.</text:span></text:p>
          </table:table-cell>
          <table:table-cell table:number-columns-repeated="1022"/>
        </table:table-row>
        <table:table-row table:style-name="ro1">
          <table:table-cell table:style-name="ce104"/>
          <table:table-cell table:style-name="ce154"/>
          <table:table-cell table:number-columns-repeated="1022"/>
        </table:table-row>
        <table:table-row table:style-name="ro4">
          <table:table-cell table:style-name="ce146" office:value-type="string" calcext:value-type="string">
            <text:p><text:span text:style-name="T125">start </text:span><text:span text:style-name="T126">&lt;container ID&gt;</text:span></text:p>
          </table:table-cell>
          <table:table-cell table:style-name="ce137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105">docker start</text:span><text:span text:style-name="T107"> </text:span><text:span text:style-name="T127">225824d4f37c</text:span></text:p>
          </table:table-cell>
          <table:table-cell table:style-name="ce137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32">
          <table:table-cell table:style-name="ce141" office:value-type="string" calcext:value-type="string">
            <text:p><text:span text:style-name="T83">docker start</text:span><text:span text:style-name="T128"> </text:span><text:span text:style-name="T129">-a</text:span><text:span text:style-name="T128"> </text:span><text:span text:style-name="T130">225824d4f37c</text:span></text:p>
          </table:table-cell>
          <table:table-cell table:style-name="ce141" office:value-type="string" calcext:value-type="string">
            <text:p><text:span text:style-name="T241">start a container with ID 225824d4f37c </text:span><text:span text:style-name="T242">showing</text:span><text:span text:style-name="T107"> its output in terminal</text:span></text:p>
          </table:table-cell>
          <table:table-cell table:number-columns-repeated="1022"/>
        </table:table-row>
        <table:table-row table:style-name="ro4">
          <table:table-cell table:style-name="ce147" office:value-type="string" calcext:value-type="string">
            <text:p><text:span text:style-name="T131">docker </text:span><text:span text:style-name="T132">run</text:span><text:span text:style-name="T133"> </text:span><text:span text:style-name="T134">-it</text:span><text:span text:style-name="T133"> </text:span><text:span text:style-name="T135">-p</text:span><text:span text:style-name="T133"> 1234:8080 </text:span><text:span text:style-name="T136">&lt;имя имаджа&gt;</text:span></text:p>
          </table:table-cell>
          <table:table-cell table:style-name="ce155" office:value-type="string" calcext:value-type="string">
            <text:p>Запустить контейнер из имаджа с выводом его stdOut и проставлением портов</text:p>
          </table:table-cell>
          <table:table-cell table:number-columns-repeated="1022"/>
        </table:table-row>
        <table:table-row table:style-name="ro8">
          <table:table-cell table:style-name="ce148" office:value-type="string" calcext:value-type="string">
            <text:p><text:span text:style-name="T137">sudo docker</text:span><text:span text:style-name="T138"> </text:span><text:span text:style-name="T137">run</text:span><text:span text:style-name="T138"> </text:span><text:span text:style-name="T139">-it -p</text:span><text:span text:style-name="T138"> 8080:8080 --network=</text:span><text:span text:style-name="T140">"host"</text:span><text:span text:style-name="T138"> </text:span><text:span text:style-name="T137">--name</text:span><text:span text:style-name="T141"> </text:span><text:span text:style-name="T142">&lt;имя контейнера&gt;</text:span><text:span text:style-name="T143"> </text:span><text:span text:style-name="T144">&lt;имя имаджа&gt;</text:span></text:p>
          </table:table-cell>
          <table:table-cell table:style-name="ce156" office:value-type="string" calcext:value-type="string">
            <text:p>Запустить контейнер на указанных портах, </text:p>
            <text:p>чтоб он видел loclhost, например, базу данных,</text:p>
            <text:p>и чтоб в терминале бежал его stdout</text:p>
          </table:table-cell>
          <table:table-cell table:number-columns-repeated="1022"/>
        </table:table-row>
        <table:table-row table:style-name="ro33">
          <table:table-cell table:style-name="ce149" office:value-type="string" calcext:value-type="string">
            <text:p><text:span text:style-name="T145">docker </text:span><text:span text:style-name="T146">run</text:span><text:span text:style-name="T147"> </text:span><text:span text:style-name="T148">-it</text:span><text:span text:style-name="T147"> </text:span><text:span text:style-name="T149">-p</text:span><text:span text:style-name="T147"> 1234:8080 tomcat</text:span></text:p>
          </table:table-cell>
          <table:table-cell table:style-name="ce142" office:value-type="string" calcext:value-type="string">
            <text:p><text:span text:style-name="T51">запустить Томкат</text:span></text:p>
            <text:p><text:span text:style-name="T243">-it</text:span><text:span text:style-name="T196"> - интерактивно, будем видеть, как он бежит в терминале,</text:span></text:p>
            <text:p><text:span text:style-name="T243">-p</text:span><text:span text:style-name="T196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 run -it -p 8888:80 nginx</text:p>
          </table:table-cell>
          <table:table-cell table:style-name="ce142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142" table:number-columns-repeated="2"/>
          <table:table-cell table:number-columns-repeated="1022"/>
        </table:table-row>
        <table:table-row table:style-name="ro2">
          <table:table-cell table:style-name="ce150" office:value-type="string" calcext:value-type="string">
            <text:p>С открытым терминалом внутри контейнера</text:p>
          </table:table-cell>
          <table:table-cell table:style-name="ce150"/>
          <table:table-cell table:number-columns-repeated="1022"/>
        </table:table-row>
        <table:table-row table:style-name="ro34">
          <table:table-cell table:style-name="ce141" office:value-type="string" calcext:value-type="string">
            <text:p><text:span text:style-name="T150">docker run </text:span><text:span text:style-name="T151">busybox</text:span><text:span text:style-name="T112"> </text:span><text:span text:style-name="T152">&lt;LINUX COMMAND&gt;</text:span></text:p>
          </table:table-cell>
          <table:table-cell table:style-name="ce141" office:value-type="string" calcext:value-type="string">
            <text:p><text:span text:style-name="T241">контейнер</text:span><text:span text:style-name="T244">, </text:span><text:span text:style-name="T245">позволяющий выполнять комманды Linux</text:span></text:p>
          </table:table-cell>
          <table:table-cell table:number-columns-repeated="1022"/>
        </table:table-row>
        <table:table-row table:style-name="ro35">
          <table:table-cell table:style-name="ce141" office:value-type="string" calcext:value-type="string">
            <text:p><text:span text:style-name="T153">docker run </text:span><text:span text:style-name="T154">-it</text:span><text:span text:style-name="T155"> </text:span><text:span text:style-name="T156">busybox</text:span><text:span text:style-name="T155"> </text:span><text:span text:style-name="T157">sh</text:span></text:p>
          </table:table-cell>
          <table:table-cell table:style-name="ce141" office:value-type="string" calcext:value-type="string">
            <text:p><text:span text:style-name="T246">run a container with this window </text:span><text:span text:style-name="T247">connected to STDIN</text:span><text:span text:style-name="T128"> of a container and </text:span><text:span text:style-name="T248">linux terminal opened</text:span><text:span text:style-name="T128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150" office:value-type="string" calcext:value-type="string">
            <text:p>С ПОРТАМИ</text:p>
          </table:table-cell>
          <table:table-cell table:style-name="ce150"/>
          <table:table-cell table:number-columns-repeated="1022"/>
        </table:table-row>
        <table:table-row table:style-name="ro33">
          <table:table-cell table:style-name="ce141" office:value-type="string" calcext:value-type="string">
            <text:p><text:span text:style-name="T158">docker run</text:span><text:span text:style-name="T103"> </text:span><text:span text:style-name="T159">-p</text:span><text:span text:style-name="T103"> </text:span><text:span text:style-name="T159">8080</text:span><text:span text:style-name="T103">:8080 </text:span><text:span text:style-name="T117">&lt;image name or ID&gt;</text:span></text:p>
          </table:table-cell>
          <table:table-cell table:style-name="ce141" office:value-type="string" calcext:value-type="string">
            <text:p><text:span text:style-name="T241">Порты: </text:span><text:span text:style-name="T249">СНАРУЖИ</text:span><text:span text:style-name="T107">:ВНУТРИ.</text:span></text:p>
            <text:p><text:span text:style-name="T241">run a container with </text:span><text:span text:style-name="T250">redirecting incoming fetches</text:span><text:span text:style-name="T107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150" office:value-type="string" calcext:value-type="string">
            <text:p>самоликвидация контейнера</text:p>
          </table:table-cell>
          <table:table-cell table:style-name="ce150"/>
          <table:table-cell table:number-columns-repeated="1022"/>
        </table:table-row>
        <table:table-row table:style-name="ro32">
          <table:table-cell table:style-name="ce141" office:value-type="string" calcext:value-type="string">
            <text:p><text:span text:style-name="T99">docker run --name</text:span><text:span text:style-name="T103"> </text:span><text:span text:style-name="T160">&lt;имя контейнера&gt;</text:span><text:span text:style-name="T103"> </text:span><text:span text:style-name="T161">-d</text:span><text:span text:style-name="T115"> --rm </text:span><text:span text:style-name="T104">&lt;имя имаджа&gt;</text:span></text:p>
          </table:table-cell>
          <table:table-cell table:style-name="ce141" office:value-type="string" calcext:value-type="string">
            <text:p><text:span text:style-name="T251">- создать и запустить контейнер </text:span><text:span text:style-name="T205">фоном</text:span><text:span text:style-name="T192">, </text:span><text:span text:style-name="T225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docker run --rm --name &lt;имя контейнера&gt; -d -p 8080:8080 &lt;имя имаджа&gt;</text:p>
          </table:table-cell>
          <table:table-cell table:style-name="ce141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50" office:value-type="string" calcext:value-type="string">
            <text:p>ВРЕМЕННЫЕ ЗОНЫ</text:p>
          </table:table-cell>
          <table:table-cell table:style-name="ce150"/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94">docker run --rm --name</text:span><text:span text:style-name="T98"> </text:span><text:span text:style-name="T162">&lt;имя контейнера&gt;</text:span><text:span text:style-name="T98"> -d -p 8080:8080 </text:span><text:span text:style-name="T163">-e TZ=Europe/Moscow</text:span><text:span text:style-name="T98"> &lt;имя имаджа&gt;</text:span></text:p>
          </table:table-cell>
          <table:table-cell table:style-name="ce104" office:value-type="string" calcext:value-type="string">
            <text:p><text:span text:style-name="T169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ХРАНЕНИЕ ДАННЫХ</text:p>
          </table:table-cell>
          <table:table-cell table:style-name="ce139"/>
          <table:table-cell table:number-columns-repeated="1022"/>
        </table:table-row>
        <table:table-row table:style-name="ro3">
          <table:table-cell table:style-name="ce151" office:value-type="string" calcext:value-type="string">
            <text:p><text:span text:style-name="T164">docker run --name</text:span> <text:span text:style-name="T165">&lt;имя контейнера&gt; </text:span>-<text:span text:style-name="T166">d</text:span> -<text:span text:style-name="T167">p</text:span> 8080:8080 -<text:span text:style-name="T168">e</text:span> <text:span text:style-name="T169">TZ</text:span>=<text:span text:style-name="T170">Europe</text:span>/<text:span text:style-name="T171">Moscow</text:span> <text:span text:style-name="T172">-v &lt;абсолютный путь на хостовой машине&gt;: &lt;абсолютный путь внутри контейнера</text:span><text:span text:style-name="T173">&gt; &lt;имя имаджа&gt;</text:span></text:p>
          </table:table-cell>
          <table:table-cell table:style-name="ce104" office:value-type="string" calcext:value-type="string">
            <text:p><text:span text:style-name="T233">монтирование папки для сохранения данных </text:span><text:span text:style-name="T80">внутри контейнера</text:span><text:span text:style-name="T79"> между запусками</text:span></text:p>
          </table:table-cell>
          <table:table-cell table:number-columns-repeated="1022"/>
        </table:table-row>
        <table:table-row table:style-name="ro30">
          <table:table-cell table:style-name="ce141" office:value-type="string" calcext:value-type="string">
            <text:p><text:span text:style-name="T174">docker run -p 3000:3000 </text:span><text:span text:style-name="T154">-v app/node_modules</text:span><text:span text:style-name="T175"> </text:span><text:span text:style-name="T176">-v $(pwd):/app</text:span><text:span text:style-name="T175"> </text:span><text:span text:style-name="T156">&lt;image ID&gt;</text:span></text:p>
          </table:table-cell>
          <table:table-cell table:style-name="ce141" office:value-type="string" calcext:value-type="string">
            <text:p><text:span text:style-name="T252">put a bookmark on a nod modules folder of a container (bookmark means «Don“t touch it, don“t reference, this folder works fine»)</text:span><text:span text:style-name="T107"> and </text:span><text:span text:style-name="T253">make reference of our (PWD — print working directory) workdir folder to a folder inside a container</text:span></text:p>
            <text:p><text:span text:style-name="T51">(we make a volume = refernce)</text:span></text:p>
          </table:table-cell>
          <table:table-cell table:number-columns-repeated="1022"/>
        </table:table-row>
        <table:table-row table:style-name="ro8">
          <table:table-cell table:style-name="ce141" office:value-type="string" calcext:value-type="string">
            <text:p><text:span text:style-name="T177">docker</text:span><text:span text:style-name="T178"> </text:span><text:span text:style-name="T179">run</text:span><text:span text:style-name="T180"> --</text:span><text:span text:style-name="T181">rm</text:span><text:span text:style-name="T182"> -</text:span><text:span text:style-name="T181">d</text:span><text:span text:style-name="T180"> -</text:span><text:span text:style-name="T179">p</text:span><text:span text:style-name="T183"> 27017: 27017 </text:span><text:span text:style-name="T179">mongo</text:span></text:p>
          </table:table-cell>
          <table:table-cell table:style-name="ce141" office:value-type="string" calcext:value-type="string">
            <text:p><text:span text:style-name="T51">запуск контейнера </text:span>Mongo из имаджа с Докер-библиотеки. <text:span text:style-name="T228">Временная</text:span> ДБ, которая <text:span text:style-name="T228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1">
          <table:table-cell table:style-name="ce141"/>
          <table:table-cell table:style-name="ce104"/>
          <table:table-cell table:number-columns-repeated="1022"/>
        </table:table-row>
        <table:table-row table:style-name="ro2">
          <table:table-cell table:style-name="ce150" office:value-type="string" calcext:value-type="string">
            <text:p>VOLUMES</text:p>
          </table:table-cell>
          <table:table-cell table:style-name="ce150"/>
          <table:table-cell table:number-columns-repeated="1022"/>
        </table:table-row>
        <table:table-row table:style-name="ro2">
          <table:table-cell table:style-name="ce141" office:value-type="string" calcext:value-type="string">
            <text:p><text:span text:style-name="T184">docker volume create</text:span><text:span text:style-name="T107"> </text:span><text:span text:style-name="T185">&lt;имя волюма&gt;</text:span></text:p>
          </table:table-cell>
          <table:table-cell table:style-name="ce141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86">docker volume ls</text:span></text:p>
          </table:table-cell>
          <table:table-cell table:style-name="ce141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141" office:value-type="string" calcext:value-type="string">
            <text:p><text:span text:style-name="T187">docker run --rm --name</text:span> &lt; имя контейнера &gt; <text:span text:style-name="T188">-d -p 8080:8080 -e TZ=Europe/Moscow -</text:span><text:span text:style-name="T189">v &lt;ИМЯ ВОЛЮМА&gt;: &lt;абсолютный путь внутри контейнера</text:span>&gt; &lt; имя имаджа &gt;</text:p>
          </table:table-cell>
          <table:table-cell table:style-name="ce141" office:value-type="string" calcext:value-type="string">
            <text:p>монтирование папки для сохранения данных <text:span text:style-name="T254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Работа с функционирующим контейнером</text:p>
          </table:table-cell>
          <table:table-cell table:style-name="ce139"/>
          <table:table-cell table:number-columns-repeated="1022"/>
        </table:table-row>
        <table:table-row table:style-name="ro2">
          <table:table-cell table:style-name="ce152" office:value-type="string" calcext:value-type="string">
            <text:p>exec</text:p>
          </table:table-cell>
          <table:table-cell table:style-name="ce137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77">docker</text:span> exec -it &lt;container ID&gt; &lt;command&gt;</text:p>
          </table:table-cell>
          <table:table-cell table:style-name="ce104" office:value-type="string" calcext:value-type="string">
            <text:p><text:span text:style-name="T255">allows to provide input</text:span><text:span text:style-name="T98"> </text:span><text:span text:style-name="T95">with tips and help</text:span><text:span text:style-name="T98"> to STDIN and </text:span><text:span text:style-name="T256">send another command</text:span><text:span text:style-name="T98"> to a container</text:span>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77">docker</text:span> exec -u 0 -it &lt;container ID&gt; /bin/bash</text:p>
          </table:table-cell>
          <table:table-cell table:style-name="ce104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90">docker exec -it </text:span><text:span text:style-name="T191">&lt;container ID&gt;</text:span><text:span text:style-name="T192"> </text:span><text:span text:style-name="T193">sh</text:span></text:p>
          </table:table-cell>
          <table:table-cell table:style-name="ce141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 exec -it <text:span text:style-name="T194">&lt;container ID&gt;</text:span> /bin/bash</text:p>
          </table:table-cell>
          <table:table-cell table:style-name="ce141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169">Ctrl+D or ‘exit’</text:span></text:p>
          </table:table-cell>
          <table:table-cell table:style-name="ce137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36">
          <table:table-cell table:style-name="ce141" office:value-type="string" calcext:value-type="string">
            <text:p><text:span text:style-name="T195">docker </text:span><text:span text:style-name="T88">commit</text:span><text:span text:style-name="T196"> </text:span><text:span text:style-name="T197">-c</text:span><text:span text:style-name="T196"> </text:span><text:span text:style-name="T198">„CMD [«redis-server»]“</text:span><text:span text:style-name="T196"> </text:span><text:span text:style-name="T199">&lt;ID of a container&gt;</text:span></text:p>
          </table:table-cell>
          <table:table-cell table:style-name="ce141" office:value-type="string" calcext:value-type="string">
            <text:p><text:span text:style-name="T51">Создаёт имадж из выбранного контейнера.</text:span></text:p>
            <text:p><text:span text:style-name="T51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51">Именно так на каждом шагу делают Dockerfiles</text:span></text:p>
          </table:table-cell>
          <table:table-cell table:number-columns-repeated="1022"/>
        </table:table-row>
        <table:table-row table:style-name="ro34">
          <table:table-cell table:style-name="ce141" office:value-type="string" calcext:value-type="string">
            <text:p><text:span text:style-name="T87">docker </text:span><text:span text:style-name="T88">commit</text:span><text:span text:style-name="T200"> </text:span><text:span text:style-name="T201">5267e21d140</text:span><text:span text:style-name="T200"> </text:span><text:span text:style-name="T202">denis_v2</text:span><text:span text:style-name="T200">:</text:span><text:span text:style-name="T203">latest</text:span></text:p>
          </table:table-cell>
          <table:table-cell table:style-name="ce104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0">
          <table:table-cell table:style-name="ce104" office:value-type="string" calcext:value-type="string">
            <text:p><text:span text:style-name="T77">docker</text:span> <text:span text:style-name="T204">cp</text:span> foo.txt <text:span text:style-name="T90">mycontainer</text:span>:/foo.txt</text:p>
          </table:table-cell>
          <table:table-cell table:style-name="ce104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77">docker</text:span> <text:span text:style-name="T204">cp</text:span> mycontainer:/foo.txt foo.txt</text:p>
          </table:table-cell>
          <table:table-cell table:style-name="ce104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77">docker</text:span> <text:span text:style-name="T204">cp</text:span> src/. mycontainer:/target</text:p>
            <text:p><text:span text:style-name="T77">docker</text:span> <text:span text:style-name="T204">cp</text:span> mycontainer:/src/. target</text:p>
          </table:table-cell>
          <table:table-cell table:style-name="ce104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Остановка</text:p>
          </table:table-cell>
          <table:table-cell table:style-name="ce139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32">
          <table:table-cell table:style-name="ce141" office:value-type="string" calcext:value-type="string">
            <text:p><text:span text:style-name="T150">docker </text:span><text:span text:style-name="T205">stop</text:span><text:span text:style-name="T112"> </text:span><text:span text:style-name="T191">&lt;name or ID of a container&gt;</text:span></text:p>
          </table:table-cell>
          <table:table-cell table:style-name="ce141" office:value-type="string" calcext:value-type="string">
            <text:p><text:span text:style-name="T257">stop </text:span><text:span text:style-name="T196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34">
          <table:table-cell table:style-name="ce141" office:value-type="string" calcext:value-type="string">
            <text:p><text:span text:style-name="T190">docker </text:span><text:span text:style-name="T193">kill</text:span><text:span text:style-name="T192"> </text:span><text:span text:style-name="T191">&lt;name or ID of a container&gt;</text:span></text:p>
          </table:table-cell>
          <table:table-cell table:style-name="ce141" office:value-type="string" calcext:value-type="string">
            <text:p><text:span text:style-name="T258">kill</text:span><text:span text:style-name="T127"> container </text:span><text:span text:style-name="T107">immediately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77">docker</text:span> <text:span text:style-name="T206">stop</text:span> $(<text:span text:style-name="T77">docker</text:span> <text:span text:style-name="T204">ps</text:span> -a -q)</text:p>
          </table:table-cell>
          <table:table-cell table:style-name="ce104" office:value-type="string" calcext:value-type="string">
            <text:p>Остановить все контейнеры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>
          <table:table-cell table:style-name="ce111" table:number-columns-repeated="2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Удаление</text:p>
          </table:table-cell>
          <table:table-cell table:style-name="ce139"/>
          <table:table-cell table:number-columns-repeated="1022"/>
        </table:table-row>
        <table:table-row table:style-name="ro8">
          <table:table-cell table:style-name="ce152" office:value-type="string" calcext:value-type="string">
            <text:p>system prune</text:p>
          </table:table-cell>
          <table:table-cell table:style-name="ce141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152"/>
          <table:table-cell table:style-name="ce141"/>
          <table:table-cell table:number-columns-repeated="1022"/>
        </table:table-row>
        <table:table-row table:style-name="ro2">
          <table:table-cell table:style-name="ce142" office:value-type="string" calcext:value-type="string">
            <text:p>docker<text:span text:style-name="T207"> </text:span><text:span text:style-name="T208">rm</text:span><text:span text:style-name="T209"> </text:span><text:span text:style-name="T210">&lt;ID контейнера или имя&gt;</text:span></text:p>
          </table:table-cell>
          <table:table-cell table:style-name="ce104" office:value-type="string" calcext:value-type="string">
            <text:p><text:span text:style-name="T233">остановить выполнение контейнера и </text:span><text:span text:style-name="T80">удалить</text:span><text:span text:style-name="T79"> его</text:span></text:p>
          </table:table-cell>
          <table:table-cell table:number-columns-repeated="1022"/>
        </table:table-row>
        <table:table-row table:style-name="ro2">
          <table:table-cell table:style-name="ce142" office:value-type="string" calcext:value-type="string">
            <text:p><text:span text:style-name="T211">docker rm</text:span><text:span text:style-name="T212"> $(</text:span><text:span text:style-name="T213">docker ps</text:span><text:span text:style-name="T209"> -</text:span><text:span text:style-name="T214">qa)</text:span></text:p>
          </table:table-cell>
          <table:table-cell table:style-name="ce141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215">docker</text:span><text:span text:style-name="T216"> </text:span><text:span text:style-name="T217">rmi</text:span><text:span text:style-name="T216"> </text:span><text:span text:style-name="T218">&lt;имя имаджа&gt;</text:span></text:p>
          </table:table-cell>
          <table:table-cell table:style-name="ce141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<text:span text:style-name="T94">docker</text:span><text:span text:style-name="T98"> </text:span><text:span text:style-name="T96">rmi</text:span><text:span text:style-name="T98"> $(</text:span><text:span text:style-name="T219">docker images -q</text:span><text:span text:style-name="T98">)</text:span></text:p>
          </table:table-cell>
          <table:table-cell table:style-name="ce104" office:value-type="string" calcext:value-type="string">
            <text:p><text:span text:style-name="T169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220">sudo docker rmi </text:span><text:span text:style-name="T221">$(</text:span><text:span text:style-name="T222">sudo docker images -f</text:span><text:span text:style-name="T221"> "dangling=true" -q)</text:span></text:p>
          </table:table-cell>
          <table:table-cell table:style-name="ce136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39" office:value-type="string" calcext:value-type="string">
            <text:p>Dockerfile</text:p>
          </table:table-cell>
          <table:table-cell table:style-name="ce139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8">
          <table:table-cell table:style-name="ce104" office:value-type="string" calcext:value-type="string">
            <text:p><text:span text:style-name="T108">FROM python:3.6</text:span></text:p>
            <text:p><text:span text:style-name="T223">RUN mkdir -p </text:span><text:span text:style-name="T224">/usr/src/app/</text:span></text:p>
            <text:p><text:span text:style-name="T223">WORKDIR </text:span><text:span text:style-name="T224">/usr/src/app/</text:span></text:p>
          </table:table-cell>
          <table:table-cell table:style-name="ce137"/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50">COPY </text:span><text:span text:style-name="T225">.</text:span><text:span text:style-name="T112"> </text:span><text:span text:style-name="T226">/usr/src/app/</text:span></text:p>
          </table:table-cell>
          <table:table-cell table:style-name="ce137" office:value-type="string" calcext:value-type="string">
            <text:p>- <text:span text:style-name="T259">a path on our computer relatively to a build context</text:span> and <text:span text:style-name="T260">a path inside a container</text:span>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137"/>
          <table:table-cell table:number-columns-repeated="1022"/>
        </table:table-row>
        <table:table-row table:style-name="ro4">
          <table:table-cell table:style-name="ce142" office:value-type="string" calcext:value-type="string">
            <text:p><text:span text:style-name="T51">CMD [“python”, “app.py”]</text:span></text:p>
          </table:table-cell>
          <table:table-cell table:style-name="ce104" office:value-type="string" calcext:value-type="string">
            <text:p><text:span text:style-name="T237">вместо CMD может быть </text:span><text:span text:style-name="T261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142" office:value-type="string" calcext:value-type="string">
            <text:p>ENV TZ Europe/Moscow</text:p>
          </table:table-cell>
          <table:table-cell table:style-name="ce157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37">
          <table:table-cell table:style-name="ce104" office:value-type="string" calcext:value-type="string">
            <text:p><text:span text:style-name="T108">FROM python:3.8</text:span></text:p>
            <text:p><text:span text:style-name="T108">RUN mkdir -p /usr/src/app1/</text:span></text:p>
            <text:p><text:span text:style-name="T108">WORKDIR /usr/src/app1/</text:span></text:p>
            <text:p><text:span text:style-name="T108">COPY . /usr/src/app1/</text:span></text:p>
            <text:p><text:span text:style-name="T108">RUN pip install --no-cache-dir -r requirements.txt</text:span></text:p>
            <text:p><text:span text:style-name="T108">EXPOSE 8080</text:span></text:p>
            <text:p/>
            <text:p><text:span text:style-name="T108">ENTRYPOINT ["python"]</text:span></text:p>
            <text:p><text:span text:style-name="T108">CMD ["flask_app1.py"]</text:span></text:p>
          </table:table-cell>
          <table:table-cell table:style-name="ce104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39" office:value-type="string" calcext:value-type="string">
            <text:p>docker-compose</text:p>
          </table:table-cell>
          <table:table-cell table:style-name="ce139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37">
          <table:table-cell table:style-name="ce104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104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38">
          <table:table-cell table:style-name="ce153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104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104" office:value-type="string" calcext:value-type="string">
            <text:p><text:span text:style-name="T186">docker-compose</text:span> <text:span text:style-name="T204">up</text:span></text:p>
          </table:table-cell>
          <table:table-cell table:style-name="ce104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104" table:number-columns-repeated="2"/>
          <table:table-cell table:number-columns-repeated="1022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9" table:default-cell-style-name="ce113"/>
        <table:table-column table:style-name="co10" table:default-cell-style-name="ce113"/>
        <table:table-column table:style-name="co4" table:number-columns-repeated="1022" table:default-cell-style-name="ce113"/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Windows Server</text:p>
          </table:table-cell>
          <table:table-cell table:style-name="ce108"/>
          <table:table-cell table:number-columns-repeated="1022"/>
        </table:table-row>
        <table:table-row table:style-name="ro10">
          <table:table-cell table:style-name="ce104"/>
          <table:table-cell table:style-name="ce104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utdown -r</text:p>
          </table:table-cell>
          <table:table-cell table:style-name="ce104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2">
          <table:table-cell table:style-name="ce104" office:value-type="string" calcext:value-type="string">
            <text:p>shutdown -r -t 60</text:p>
          </table:table-cell>
          <table:table-cell table:style-name="ce104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8" office:value-type="string" calcext:value-type="string">
            <text:p>Windows 10</text:p>
          </table:table-cell>
          <table:table-cell table:style-name="ce108"/>
          <table:table-cell table:number-columns-repeated="1022"/>
        </table:table-row>
        <table:table-row table:style-name="ro8">
          <table:table-cell table:style-name="ce104" office:value-type="string" calcext:value-type="string">
            <text:p>powercfg.exe /hibernate off</text:p>
          </table:table-cell>
          <table:table-cell table:style-name="ce104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Планировщик задач</text:p>
          </table:table-cell>
          <table:table-cell table:style-name="ce158" office:value-type="string" calcext:value-type="string">
            <text:p><text:a xlink:href="https://youtu.be/DVUlkU2AxgQ" xlink:type="simple">https://youtu.be/DVUlkU2AxgQ</text:a>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4" office:value-type="string" calcext:value-type="string">
            <text:p>cls</text:p>
          </table:table-cell>
          <table:table-cell table:style-name="ce104" office:value-type="string" calcext:value-type="string">
            <text:p>Очистить экран консоли. </text:p>
            <text:p>Аналог clear в Linux</text:p>
          </table:table-cell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4">
          <table:table-cell table:style-name="ce108" office:value-type="string" calcext:value-type="string">
            <text:p>Добавляем пути в PATH</text:p>
          </table:table-cell>
          <table:table-cell table:style-name="ce108" office:value-type="string" calcext:value-type="string">
            <text:p><text:a xlink:href="https://docs.microsoft.com/ru-ru/previous-versions/office/developer/sharepoint-2010/ee537574(v=office.14" xlink:type="simple">https://docs.microsoft.com/ru-ru/previous-versions/office/developer/sharepoint-2010/ee537574(v=office.14</text:a>)</text:p>
          </table:table-cell>
          <table:table-cell table:number-columns-repeated="1022"/>
        </table:table-row>
        <table:table-row table:style-name="ro39">
          <table:table-cell table:style-name="ce104" office:value-type="string" calcext:value-type="string">
            <text:p>В меню "Пуск" щелкните правой кнопкой мыши пункт "Компьютер".</text:p>
            <text:p/>
            <text:p>-&gt; "Свойства" -&gt;</text:p>
            <text:p><text:span text:style-name="T262">В диалоговом окне "</text:span><text:span text:style-name="T263">Система</text:span><text:span text:style-name="T264">" → "Дополнительные параметры системы".</text:span></text:p>
            <text:p/>
          </table:table-cell>
          <table:table-cell table:style-name="ce104" office:value-type="string" calcext:value-type="string">
            <text:p>Как вариант, в "Систему" можно зайти из "Настройки параметров компьютера" — обычную панель параметров</text:p>
          </table:table-cell>
          <table:table-cell table:number-columns-repeated="1022"/>
        </table:table-row>
        <table:table-row table:style-name="ro40">
          <table:table-cell table:style-name="ce104" office:value-type="string" calcext:value-type="string">
            <text:p><text:span text:style-name="T262">-&gt; На вкладке "О программе" диалогового окна "Свойства системы" -&gt; "</text:span><text:span text:style-name="T263">Переменные среды</text:span><text:span text:style-name="T264">".</text:span></text:p>
            <text:p><text:span text:style-name="T5">-&gt; "Системные переменные"</text:span></text:p>
            <text:p><text:span text:style-name="T5">-&gt; прокрутите список до переменной Path, а затем выберите ее.</text:span></text:p>
            <text:p/>
            <text:p><text:span text:style-name="T5">"Изменить" в этом диалоговом окне.</text:span></text:p>
            <text:p/>
          </table:table-cell>
          <table:table-cell table:style-name="ce104"/>
          <table:table-cell table:number-columns-repeated="1022"/>
        </table:table-row>
        <table:table-row table:style-name="ro41">
          <table:table-cell table:style-name="ce104" office:value-type="string" calcext:value-type="string">
            <text:p><text:span text:style-name="T5">Добавляем папку, в которой лежат exe-шники,</text:span></text:p>
            <text:p/>
            <text:p><text:span text:style-name="T5">жмём "ОК"</text:span></text:p>
          </table:table-cell>
          <table:table-cell table:style-name="ce104"/>
          <table:table-cell table:number-columns-repeated="1022"/>
        </table:table-row>
        <table:table-row table:style-name="ro1" table:number-rows-repeated="6">
          <table:table-cell table:style-name="ce104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rtualBox" table:style-name="ta4">
        <table:table-column table:style-name="co11" table:number-columns-repeated="2" table:default-cell-style-name="Default"/>
        <table:table-row table:style-name="ro2">
          <table:table-cell table:style-name="ce108" office:value-type="string" calcext:value-type="string">
            <text:p>Важные удобные штуки</text:p>
          </table:table-cell>
          <table:table-cell table:style-name="ce108"/>
        </table:table-row>
        <table:table-row table:style-name="ro2">
          <table:table-cell table:style-name="ce127" office:value-type="string" calcext:value-type="string">
            <text:p>Устройства — Общий буфер обмена — Двунаправленный</text:p>
          </table:table-cell>
          <table:table-cell table:style-name="ce127" office:value-type="string" calcext:value-type="string">
            <text:p>Включить общий буфер обмена со внешней машиной!</text:p>
          </table:table-cell>
        </table:table-row>
        <table:table-row table:style-name="ro2">
          <table:table-cell table:style-name="ce127" office:value-type="string" calcext:value-type="string">
            <text:p>Устройства — Функция Drag&amp;Drop — Двунаправленный</text:p>
          </table:table-cell>
          <table:table-cell table:style-name="ce127"/>
        </table:table-row>
        <table:table-row table:style-name="ro1" table:number-rows-repeated="2">
          <table:table-cell table:style-name="ce127" table:number-columns-repeated="2"/>
        </table:table-row>
        <table:table-row table:style-name="ro2">
          <table:table-cell table:style-name="ce108" office:value-type="string" calcext:value-type="string">
            <text:p>УСТАНОВКА ДОПОЛНЕНИЙ НА VBOX для открытия общих папок</text:p>
          </table:table-cell>
          <table:table-cell table:style-name="ce108"/>
        </table:table-row>
        <table:table-row table:style-name="ro3">
          <table:table-cell table:style-name="ce104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104" office:value-type="string" calcext:value-type="string">
            <text:p>если папки не устанавливаются с ошибкой "Kernel Headers Not Found For Target Kernel Error Steps"</text:p>
            <text:p><text:a xlink:href="https://www.dev2qa.com/how-to-resolve-virtualbox-guest-additions-kernel-headers-not-found-for-target-kernel-error/" xlink:type="simple">https://www.dev2qa.com/how-to-resolve-virtualbox-guest-additions-kernel-headers-not-found-for-target-kernel-error/</text:a></text:p>
          </table:table-cell>
        </table:table-row>
        <table:table-row table:style-name="ro8">
          <table:table-cell table:style-name="ce104" office:value-type="string" calcext:value-type="string">
            <text:p>cd /media/cdrom</text:p>
          </table:table-cell>
          <table:table-cell table:style-name="ce104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</table:table-row>
        <table:table-row table:style-name="ro15">
          <table:table-cell table:style-name="ce104" office:value-type="string" calcext:value-type="string">
            <text:p><text:span text:style-name="T41">sudo sh ./VBoxLinuxAdditions.run</text:span></text:p>
            <text:p><text:span text:style-name="T41">sudo adduser username vboxsf</text:span></text:p>
            <text:p><text:span text:style-name="T41">sudo reboot</text:span></text:p>
          </table:table-cell>
          <table:table-cell table:style-name="ce104"/>
        </table:table-row>
        <table:table-row table:style-name="ro1">
          <table:table-cell table:style-name="ce108" table:number-columns-repeated="2"/>
        </table:table-row>
        <table:table-row table:style-name="ro4">
          <table:table-cell table:style-name="ce106" office:value-type="string" calcext:value-type="string">
            <text:p>genisoimage -o output_image.iso directory_name</text:p>
          </table:table-cell>
          <table:table-cell table:style-name="ce106" office:value-type="string" calcext:value-type="string">
            <text:p>Создание iso-образа из папки.</text:p>
            <text:p>Его можно смонтировать в VirtualBox и так передать файлы</text:p>
          </table:table-cell>
        </table:table-row>
        <table:table-row table:style-name="ro1" table:number-rows-repeated="2">
          <table:table-cell table:style-name="ce104" table:number-columns-repeated="2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.00.0000</text:date>, <text:time style:data-style-name="N2" text:time-value="20:19:52.94619998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3T07:37:26Z</meta:creation-date>
    <dc:date>2021-11-15T21:57:49.840519446</dc:date>
    <meta:editing-cycles>545</meta:editing-cycles>
    <meta:editing-duration>P1DT16H7M33S</meta:editing-duration>
    <meta:document-statistic meta:table-count="5" meta:cell-count="820" meta:object-count="0"/>
  </office:meta>
</office:document-meta>
</file>